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1">
      <style:paragraph-properties fo:line-height="100%"/>
      <style:text-properties officeooo:rsid="001eafb7" officeooo:paragraph-rsid="00212b5b"/>
    </style:style>
    <style:style style:name="P2" style:family="paragraph" style:parent-style-name="Standard">
      <style:paragraph-properties fo:line-height="100%"/>
      <style:text-properties officeooo:rsid="00212b5b" officeooo:paragraph-rsid="00212b5b"/>
    </style:style>
    <style:style style:name="P3" style:family="paragraph" style:parent-style-name="Standard">
      <style:paragraph-properties fo:line-height="100%"/>
      <style:text-properties officeooo:rsid="0022cf17" officeooo:paragraph-rsid="0022cf17"/>
    </style:style>
    <style:style style:name="P4" style:family="paragraph" style:parent-style-name="Standard" style:list-style-name="L10">
      <style:paragraph-properties fo:line-height="100%"/>
      <style:text-properties officeooo:rsid="0022cf17" officeooo:paragraph-rsid="0022cf17"/>
    </style:style>
    <style:style style:name="P5" style:family="paragraph" style:parent-style-name="Standard">
      <style:text-properties officeooo:rsid="0023769d" officeooo:paragraph-rsid="0023769d"/>
    </style:style>
    <style:style style:name="P6" style:family="paragraph" style:parent-style-name="Standard">
      <style:paragraph-properties fo:line-height="100%"/>
      <style:text-properties officeooo:rsid="0023769d" officeooo:paragraph-rsid="0023769d"/>
    </style:style>
    <style:style style:name="P7" style:family="paragraph" style:parent-style-name="Standard">
      <style:paragraph-properties fo:line-height="100%"/>
      <style:text-properties style:font-name="Calibri Light" fo:font-size="14pt" fo:font-weight="bold" officeooo:rsid="001bd0b1" officeooo:paragraph-rsid="001bd0b1" style:font-size-asian="14pt" style:font-weight-asian="bold" style:font-size-complex="14pt" style:font-weight-complex="bold"/>
    </style:style>
    <style:style style:name="P8" style:family="paragraph" style:parent-style-name="Standard">
      <style:paragraph-properties fo:line-height="100%"/>
      <style:text-properties style:font-name="Calibri Light" fo:font-size="14pt" fo:font-weight="bold" officeooo:rsid="001bd0b1" officeooo:paragraph-rsid="001ca4be" style:font-size-asian="14pt" style:font-weight-asian="bold" style:font-size-complex="14pt" style:font-weight-complex="bold"/>
    </style:style>
    <style:style style:name="P9" style:family="paragraph" style:parent-style-name="Standard">
      <style:paragraph-properties fo:line-height="100%"/>
      <style:text-properties style:font-name="Calibri Light" fo:font-size="14pt" fo:font-weight="bold" officeooo:rsid="001ca4be" officeooo:paragraph-rsid="001ca4be" style:font-size-asian="14pt" style:font-weight-asian="bold" style:font-size-complex="14pt" style:font-weight-complex="bold"/>
    </style:style>
    <style:style style:name="P10" style:family="paragraph" style:parent-style-name="Standard">
      <style:paragraph-properties fo:line-height="100%"/>
      <style:text-properties style:font-name="Calibri Light" fo:font-size="14pt" fo:font-weight="bold" officeooo:rsid="001e6cea" officeooo:paragraph-rsid="001e6cea" style:font-size-asian="14pt" style:font-weight-asian="bold" style:font-size-complex="14pt" style:font-weight-complex="bold"/>
    </style:style>
    <style:style style:name="P11" style:family="paragraph" style:parent-style-name="Standard">
      <style:paragraph-properties fo:line-height="100%"/>
      <style:text-properties style:font-name="Calibri Light" fo:font-size="14pt" fo:font-weight="bold" officeooo:rsid="001eafb7" officeooo:paragraph-rsid="001eafb7" style:font-size-asian="14pt" style:font-weight-asian="bold" style:font-size-complex="14pt" style:font-weight-complex="bold"/>
    </style:style>
    <style:style style:name="P12" style:family="paragraph" style:parent-style-name="Standard">
      <style:paragraph-properties fo:line-height="100%"/>
      <style:text-properties style:font-name="Calibri Light" fo:font-size="14pt" fo:font-weight="bold" officeooo:rsid="00212b5b" officeooo:paragraph-rsid="00212b5b" style:font-size-asian="14pt" style:font-weight-asian="bold" style:font-size-complex="14pt" style:font-weight-complex="bold"/>
    </style:style>
    <style:style style:name="P13" style:family="paragraph" style:parent-style-name="Standard">
      <style:paragraph-properties fo:line-height="100%"/>
      <style:text-properties style:font-name="Calibri Light" fo:font-size="14pt" fo:font-weight="bold" officeooo:rsid="0022cf17" officeooo:paragraph-rsid="0022cf17" style:font-size-asian="14pt" style:font-weight-asian="bold" style:font-size-complex="14pt" style:font-weight-complex="bold"/>
    </style:style>
    <style:style style:name="P14" style:family="paragraph" style:parent-style-name="Standard">
      <style:paragraph-properties fo:line-height="100%"/>
      <style:text-properties style:font-name="Calibri Light" fo:font-size="14pt" fo:font-weight="bold" style:font-size-asian="14pt" style:font-weight-asian="bold" style:font-size-complex="14pt" style:font-weight-complex="bold"/>
    </style:style>
    <style:style style:name="P15" style:family="paragraph" style:parent-style-name="Standard">
      <style:paragraph-properties fo:line-height="100%"/>
      <style:text-properties style:font-name="Calibri Light" fo:font-size="14pt" officeooo:rsid="001bd0b1" officeooo:paragraph-rsid="001bd0b1" style:font-size-asian="14pt" style:font-size-complex="14pt"/>
    </style:style>
    <style:style style:name="P16" style:family="paragraph" style:parent-style-name="Standard">
      <style:paragraph-properties fo:line-height="100%"/>
      <style:text-properties style:font-name="Calibri Light" fo:font-size="14pt" officeooo:rsid="001bd0b1" officeooo:paragraph-rsid="001ca4be" style:font-size-asian="14pt" style:font-size-complex="14pt"/>
    </style:style>
    <style:style style:name="P17" style:family="paragraph" style:parent-style-name="Standard" style:list-style-name="L14">
      <style:paragraph-properties fo:line-height="100%"/>
      <style:text-properties style:font-name="Calibri Light" fo:font-size="14pt" officeooo:rsid="001bd0b1" officeooo:paragraph-rsid="0025e4c7" style:font-size-asian="14pt" style:font-size-complex="14pt"/>
    </style:style>
    <style:style style:name="P18" style:family="paragraph" style:parent-style-name="Standard">
      <style:paragraph-properties fo:line-height="100%"/>
      <style:text-properties style:font-name="Calibri Light" fo:font-size="14pt" officeooo:rsid="001bd0b1" officeooo:paragraph-rsid="0025e4c7" style:font-size-asian="14pt" style:font-size-complex="14pt"/>
    </style:style>
    <style:style style:name="P19" style:family="paragraph" style:parent-style-name="Standard">
      <style:paragraph-properties fo:line-height="100%"/>
      <style:text-properties style:font-name="Calibri Light" fo:font-size="14pt" officeooo:rsid="001ca4be" officeooo:paragraph-rsid="001ca4be" style:font-size-asian="14pt" style:font-size-complex="14pt"/>
    </style:style>
    <style:style style:name="P20" style:family="paragraph" style:parent-style-name="Standard">
      <style:paragraph-properties fo:line-height="100%"/>
      <style:text-properties style:font-name="Calibri Light" fo:font-size="14pt" officeooo:rsid="001eafb7" officeooo:paragraph-rsid="001eafb7" style:font-size-asian="14pt" style:font-size-complex="14pt"/>
    </style:style>
    <style:style style:name="P21" style:family="paragraph" style:parent-style-name="Standard">
      <style:paragraph-properties fo:line-height="100%"/>
      <style:text-properties style:font-name="Calibri Light" fo:font-size="14pt" officeooo:rsid="001eafb7" officeooo:paragraph-rsid="00212b5b" style:font-size-asian="14pt" style:font-size-complex="14pt"/>
    </style:style>
    <style:style style:name="P22" style:family="paragraph" style:parent-style-name="Standard">
      <style:paragraph-properties fo:line-height="100%"/>
      <style:text-properties style:font-name="Calibri Light" fo:font-size="14pt" officeooo:rsid="00212b5b" officeooo:paragraph-rsid="00212b5b" style:font-size-asian="14pt" style:font-size-complex="14pt"/>
    </style:style>
    <style:style style:name="P23" style:family="paragraph" style:parent-style-name="Standard">
      <style:paragraph-properties fo:line-height="100%"/>
      <style:text-properties style:font-name="Calibri Light" fo:font-size="14pt" officeooo:rsid="0022cf17" officeooo:paragraph-rsid="0022cf17" style:font-size-asian="14pt" style:font-size-complex="14pt"/>
    </style:style>
    <style:style style:name="P24" style:family="paragraph" style:parent-style-name="Standard">
      <style:paragraph-properties fo:line-height="100%"/>
      <style:text-properties style:font-name="Calibri Light" fo:font-size="14pt" style:font-size-asian="14pt" style:font-size-complex="14pt"/>
    </style:style>
    <style:style style:name="P25" style:family="paragraph" style:parent-style-name="Standard">
      <style:paragraph-properties fo:line-height="100%"/>
      <style:text-properties style:font-name="Calibri Light" fo:font-size="14pt" officeooo:paragraph-rsid="001ca4be" style:font-size-asian="14pt" style:font-size-complex="14pt"/>
    </style:style>
    <style:style style:name="P26" style:family="paragraph" style:parent-style-name="Standard">
      <style:paragraph-properties fo:line-height="100%"/>
      <style:text-properties style:font-name="Calibri Light" fo:font-size="14pt" officeooo:paragraph-rsid="001bd0b1" style:font-size-asian="14pt" style:font-size-complex="14pt"/>
    </style:style>
    <style:style style:name="P27" style:family="paragraph" style:parent-style-name="Standard">
      <style:paragraph-properties fo:line-height="100%"/>
      <style:text-properties style:font-name="Calibri Light" fo:font-size="14pt" officeooo:paragraph-rsid="001eafb7" style:font-size-asian="14pt" style:font-size-complex="14pt"/>
    </style:style>
    <style:style style:name="P28" style:family="paragraph" style:parent-style-name="Standard">
      <style:paragraph-properties fo:line-height="100%"/>
      <style:text-properties style:font-name="Calibri Light" fo:font-size="14pt" officeooo:paragraph-rsid="0022cf17" style:font-size-asian="14pt" style:font-size-complex="14pt"/>
    </style:style>
    <style:style style:name="P29" style:family="paragraph" style:parent-style-name="Standard">
      <style:paragraph-properties fo:line-height="100%"/>
      <style:text-properties style:font-name="Calibri Light" fo:font-size="14pt" officeooo:paragraph-rsid="00212b5b" style:font-size-asian="14pt" style:font-size-complex="14pt"/>
    </style:style>
    <style:style style:name="P30" style:family="paragraph" style:parent-style-name="Standard" style:list-style-name="L16">
      <style:paragraph-properties fo:line-height="100%"/>
      <style:text-properties style:font-name="Calibri Light" fo:font-size="14pt" style:font-size-asian="14pt" style:font-size-complex="14pt"/>
    </style:style>
    <style:style style:name="P31" style:family="paragraph" style:parent-style-name="Standard" style:list-style-name="L17">
      <style:paragraph-properties fo:line-height="100%"/>
      <style:text-properties style:font-name="Calibri Light" fo:font-size="14pt" style:font-size-asian="14pt" style:font-size-complex="14pt"/>
    </style:style>
    <style:style style:name="P32" style:family="paragraph" style:parent-style-name="Standard" style:list-style-name="L18">
      <style:paragraph-properties fo:line-height="100%"/>
      <style:text-properties style:font-name="Calibri Light" fo:font-size="14pt" style:font-size-asian="14pt" style:font-size-complex="14pt"/>
    </style:style>
    <style:style style:name="P33" style:family="paragraph" style:parent-style-name="Standard" style:list-style-name="L19">
      <style:paragraph-properties fo:line-height="100%"/>
      <style:text-properties style:font-name="Calibri Light" fo:font-size="14pt" style:font-size-asian="14pt" style:font-size-complex="14pt"/>
    </style:style>
    <style:style style:name="P34" style:family="paragraph" style:parent-style-name="Standard">
      <style:paragraph-properties fo:line-height="100%"/>
      <style:text-properties officeooo:paragraph-rsid="0022cf17"/>
    </style:style>
    <style:style style:name="P35" style:family="paragraph" style:parent-style-name="Standard">
      <style:paragraph-properties fo:line-height="100%"/>
      <style:text-properties officeooo:paragraph-rsid="00212b5b"/>
    </style:style>
    <style:style style:name="P36" style:family="paragraph" style:parent-style-name="Standard">
      <style:paragraph-properties fo:line-height="100%"/>
      <style:text-properties officeooo:paragraph-rsid="0025e4c7"/>
    </style:style>
    <style:style style:name="P37" style:family="paragraph" style:parent-style-name="Standard" style:list-style-name="L7">
      <style:paragraph-properties fo:line-height="100%"/>
      <style:text-properties officeooo:paragraph-rsid="0025e4c7"/>
    </style:style>
    <style:style style:name="P38" style:family="paragraph" style:parent-style-name="Standard" style:list-style-name="L8">
      <style:paragraph-properties fo:line-height="100%"/>
      <style:text-properties officeooo:paragraph-rsid="00212b5b"/>
    </style:style>
    <style:style style:name="P39" style:family="paragraph" style:parent-style-name="Standard" style:list-style-name="L9">
      <style:paragraph-properties fo:line-height="100%"/>
      <style:text-properties officeooo:paragraph-rsid="00212b5b"/>
    </style:style>
    <style:style style:name="P40" style:family="paragraph" style:parent-style-name="Standard" style:list-style-name="L10">
      <style:paragraph-properties fo:line-height="100%"/>
      <style:text-properties officeooo:paragraph-rsid="0022cf17"/>
    </style:style>
    <style:style style:name="P41" style:family="paragraph" style:parent-style-name="Standard" style:list-style-name="L12">
      <style:paragraph-properties fo:line-height="100%"/>
      <style:text-properties officeooo:paragraph-rsid="001bd0b1"/>
    </style:style>
    <style:style style:name="P42" style:family="paragraph" style:parent-style-name="Standard" style:list-style-name="L12">
      <style:paragraph-properties fo:line-height="100%"/>
      <style:text-properties officeooo:paragraph-rsid="001de821"/>
    </style:style>
    <style:style style:name="P43" style:family="paragraph" style:parent-style-name="Standard" style:list-style-name="L14">
      <style:paragraph-properties fo:line-height="100%"/>
      <style:text-properties officeooo:paragraph-rsid="0025e4c7"/>
    </style:style>
    <style:style style:name="P44" style:family="paragraph" style:parent-style-name="Standard" style:list-style-name="L15">
      <style:paragraph-properties fo:line-height="100%"/>
      <style:text-properties officeooo:paragraph-rsid="001ca4be"/>
    </style:style>
    <style:style style:name="P45" style:family="paragraph" style:parent-style-name="Text_20_body">
      <style:paragraph-properties fo:orphans="1"/>
      <style:text-properties officeooo:rsid="0023fbc7" officeooo:paragraph-rsid="0023fbc7"/>
    </style:style>
    <style:style style:name="P46" style:family="paragraph" style:parent-style-name="Text_20_body" style:list-style-name="L1">
      <style:paragraph-properties fo:margin-top="0cm" fo:margin-bottom="0cm" style:contextual-spacing="false" fo:line-height="100%"/>
    </style:style>
    <style:style style:name="P47" style:family="paragraph" style:parent-style-name="Text_20_body" style:list-style-name="L1">
      <style:paragraph-properties fo:line-height="100%"/>
    </style:style>
    <style:style style:name="P48" style:family="paragraph" style:parent-style-name="Text_20_body">
      <style:paragraph-properties fo:line-height="100%"/>
    </style:style>
    <style:style style:name="P49" style:family="paragraph" style:parent-style-name="Text_20_body" style:list-style-name="L2">
      <style:paragraph-properties fo:margin-top="0cm" fo:margin-bottom="0cm" style:contextual-spacing="false" fo:line-height="100%"/>
    </style:style>
    <style:style style:name="P50" style:family="paragraph" style:parent-style-name="Text_20_body" style:list-style-name="L2">
      <style:paragraph-properties fo:line-height="100%"/>
    </style:style>
    <style:style style:name="P51" style:family="paragraph" style:parent-style-name="Text_20_body" style:list-style-name="L2">
      <style:paragraph-properties fo:margin-top="0cm" fo:margin-bottom="0cm" style:contextual-spacing="false" fo:line-height="100%"/>
      <style:text-properties officeooo:paragraph-rsid="0025e4c7"/>
    </style:style>
    <style:style style:name="P52" style:family="paragraph" style:parent-style-name="Text_20_body" style:list-style-name="L3">
      <style:paragraph-properties fo:margin-top="0cm" fo:margin-bottom="0cm" style:contextual-spacing="false" fo:line-height="100%"/>
    </style:style>
    <style:style style:name="P53" style:family="paragraph" style:parent-style-name="Text_20_body" style:list-style-name="L3">
      <style:paragraph-properties fo:line-height="100%"/>
    </style:style>
    <style:style style:name="P54" style:family="paragraph" style:parent-style-name="Text_20_body" style:list-style-name="L4">
      <style:paragraph-properties fo:margin-top="0cm" fo:margin-bottom="0cm" style:contextual-spacing="false" fo:line-height="100%"/>
    </style:style>
    <style:style style:name="P55" style:family="paragraph" style:parent-style-name="Text_20_body" style:list-style-name="L4">
      <style:paragraph-properties fo:line-height="100%"/>
    </style:style>
    <style:style style:name="P56" style:family="paragraph" style:parent-style-name="Text_20_body" style:list-style-name="L5">
      <style:paragraph-properties fo:margin-top="0cm" fo:margin-bottom="0cm" style:contextual-spacing="false" fo:line-height="100%"/>
    </style:style>
    <style:style style:name="P57" style:family="paragraph" style:parent-style-name="Text_20_body" style:list-style-name="L5">
      <style:paragraph-properties fo:line-height="100%"/>
      <style:text-properties officeooo:paragraph-rsid="002496ee"/>
    </style:style>
    <style:style style:name="P58" style:family="paragraph" style:parent-style-name="Text_20_body">
      <style:paragraph-properties fo:line-height="100%" fo:orphans="1"/>
    </style:style>
    <style:style style:name="P59" style:family="paragraph" style:parent-style-name="Text_20_body" style:list-style-name="L6">
      <style:paragraph-properties fo:margin-top="0cm" fo:margin-bottom="0cm" style:contextual-spacing="false" fo:line-height="100%" fo:orphans="1"/>
    </style:style>
    <style:style style:name="P60" style:family="paragraph" style:parent-style-name="Text_20_body" style:list-style-name="L6">
      <style:paragraph-properties fo:line-height="100%" fo:orphans="1"/>
    </style:style>
    <style:style style:name="P61" style:family="paragraph" style:parent-style-name="Text_20_body">
      <style:paragraph-properties fo:line-height="100%"/>
      <style:text-properties officeooo:paragraph-rsid="002496ee"/>
    </style:style>
    <style:style style:name="P62" style:family="paragraph" style:parent-style-name="Text_20_body">
      <style:paragraph-properties fo:line-height="100%"/>
      <style:text-properties officeooo:paragraph-rsid="0025e4c7"/>
    </style:style>
    <style:style style:name="P6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T1" style:family="text">
      <style:text-properties officeooo:rsid="001b8be9"/>
    </style:style>
    <style:style style:name="T2" style:family="text">
      <style:text-properties fo:font-style="italic" style:font-style-asian="italic" style:font-style-complex="italic"/>
    </style:style>
    <style:style style:name="T3" style:family="text">
      <style:text-properties fo:font-style="italic" officeooo:rsid="001ca4be" style:font-style-asian="italic" style:font-style-complex="italic"/>
    </style:style>
    <style:style style:name="T4" style:family="text">
      <style:text-properties officeooo:rsid="001bd0b1"/>
    </style:style>
    <style:style style:name="T5" style:family="text">
      <style:text-properties fo:font-weight="bold" style:font-weight-asian="bold" style:font-weight-complex="bold"/>
    </style:style>
    <style:style style:name="T6" style:family="text">
      <style:text-properties fo:font-weight="bold" officeooo:rsid="001ca4be" style:font-weight-asian="bold" style:font-weight-complex="bold"/>
    </style:style>
    <style:style style:name="T7" style:family="text">
      <style:text-properties fo:font-weight="bold" officeooo:rsid="001de821" style:font-weight-asian="bold" style:font-weight-complex="bold"/>
    </style:style>
    <style:style style:name="T8" style:family="text">
      <style:text-properties fo:font-weight="bold" officeooo:rsid="001bd0b1" style:font-weight-asian="bold" style:font-weight-complex="bold"/>
    </style:style>
    <style:style style:name="T9" style:family="text">
      <style:text-properties officeooo:rsid="001ca4be"/>
    </style:style>
    <style:style style:name="T10" style:family="text">
      <style:text-properties officeooo:rsid="001de821"/>
    </style:style>
    <style:style style:name="T11" style:family="text">
      <style:text-properties officeooo:rsid="001e6cea"/>
    </style:style>
    <style:style style:name="T12" style:family="text">
      <style:text-properties officeooo:rsid="001eafb7"/>
    </style:style>
    <style:style style:name="T13" style:family="text">
      <style:text-properties officeooo:rsid="00208512"/>
    </style:style>
    <style:style style:name="T14" style:family="text">
      <style:text-properties officeooo:rsid="00212b5b"/>
    </style:style>
    <style:style style:name="T15" style:family="text">
      <style:text-properties officeooo:rsid="0022cf17"/>
    </style:style>
    <style:style style:name="T16" style:family="text">
      <style:text-properties style:font-name="Calibri Light" fo:font-size="14pt" style:font-size-asian="14pt" style:font-size-complex="14pt"/>
    </style:style>
    <style:style style:name="T17" style:family="text">
      <style:text-properties style:font-name="Calibri Light" fo:font-size="14pt" officeooo:rsid="001de821" style:font-size-asian="14pt" style:font-size-complex="14pt"/>
    </style:style>
    <style:style style:name="T18" style:family="text">
      <style:text-properties style:font-name="Calibri Light" fo:font-size="14pt" officeooo:rsid="0022cf17" style:font-size-asian="14pt" style:font-size-complex="14pt"/>
    </style:style>
    <style:style style:name="T19" style:family="text">
      <style:text-properties style:font-name="Calibri Light" fo:font-size="14pt" officeooo:rsid="00212b5b" style:font-size-asian="14pt" style:font-size-complex="14pt"/>
    </style:style>
    <style:style style:name="T20" style:family="text">
      <style:text-properties style:font-name="Calibri Light" fo:font-size="14pt" officeooo:rsid="0023769d" style:font-size-asian="14pt" style:font-size-complex="14pt"/>
    </style:style>
    <style:style style:name="T21" style:family="text">
      <style:text-properties style:font-name="Calibri Light" fo:font-size="14pt" officeooo:rsid="0023fbc7" style:font-size-asian="14pt" style:font-size-complex="14pt"/>
    </style:style>
    <style:style style:name="T22" style:family="text">
      <style:text-properties style:font-name="Calibri Light" fo:font-size="14pt" officeooo:rsid="0025e4c7" style:font-size-asian="14pt" style:font-size-complex="14pt"/>
    </style:style>
    <style:style style:name="T23" style:family="text">
      <style:text-properties style:font-name="Calibri Light" fo:font-size="14pt" officeooo:rsid="001bd0b1" style:font-size-asian="14pt" style:font-size-complex="14pt"/>
    </style:style>
    <style:style style:name="T24" style:family="text">
      <style:text-properties style:font-name="Calibri Light"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style:font-name="Calibri Light" fo:font-size="14pt" fo:font-style="italic" style:font-size-asian="14pt" style:font-style-asian="italic" style:font-size-complex="14pt" style:font-style-complex="italic"/>
    </style:style>
    <style:style style:name="T26" style:family="text">
      <style:text-properties style:font-name="Calibri Light" fo:font-size="14pt" fo:font-style="italic" officeooo:rsid="001bd0b1" style:font-size-asian="14pt" style:font-style-asian="italic" style:font-size-complex="14pt" style:font-style-complex="italic"/>
    </style:style>
    <style:style style:name="T27" style:family="text">
      <style:text-properties style:font-name="Calibri Light" fo:font-size="14pt" fo:font-weight="normal" style:font-size-asian="14pt" style:font-weight-asian="normal" style:font-size-complex="14pt" style:font-weight-complex="normal"/>
    </style:style>
    <style:style style:name="T28" style:family="text">
      <style:text-properties style:font-name="Calibri Light" fo:font-size="14pt" fo:font-weight="normal" officeooo:rsid="001de821" style:font-size-asian="14pt" style:font-weight-asian="normal" style:font-size-complex="14pt" style:font-weight-complex="normal"/>
    </style:style>
    <style:style style:name="T29" style:family="text">
      <style:text-properties style:font-name="Calibri Light" fo:font-size="14pt" fo:font-weight="bold" style:font-size-asian="14pt" style:font-weight-asian="bold" style:font-size-complex="14pt" style:font-weight-complex="bold"/>
    </style:style>
    <style:style style:name="T30" style:family="text">
      <style:text-properties style:font-name="Calibri Light" fo:font-size="14pt" fo:font-weight="bold" officeooo:rsid="001ca4be" style:font-size-asian="14pt" style:font-weight-asian="bold" style:font-size-complex="14pt" style:font-weight-complex="bold"/>
    </style:style>
    <style:style style:name="T31" style:family="text">
      <style:text-properties style:font-name="Calibri Light" fo:font-size="14pt" fo:font-weight="bold" officeooo:rsid="001bd0b1" style:font-size-asian="14pt" style:font-weight-asian="bold" style:font-size-complex="14pt" style:font-weight-complex="bold"/>
    </style:style>
    <style:style style:name="T3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9">1. </text:span>Fundamentación teórica.</text:p>
      <text:p text:style-name="P24">La toma de decisiones constituye uno de los procesos cognitivos más fundamentales del comportamiento humano, definida como el proceso mediante el cual los individuos seleccionan una opción entre múltiples alternativas disponibles. Si bien muchas decisiones se ejecutan de manera automática y sin deliberación consciente, otras requieren un análisis profundo y reflexivo, especialmente cuando involucran aspectos políticos, morales o económicos de alta complejidad.</text:p>
      <text:p text:style-name="P24">Tradicionalmente, la investigación en toma de decisiones se ha centrado en contextos económicos, morales o políticos específicos, pero existe una brecha significativa en la comprensión de cómo los factores ideológicos influyen en las Tomas de Decisiones Complejas (TDC) en contextos electorales reales. La presente investigación busca ampliar esta perspectiva explorando específicamente cómo la ideología política actúa como un factor determinante en la valoración de información relevante para la TDC.</text:p>
      <text:p text:style-name="P24"/>
      <text:p text:style-name="P14"><text:span text:style-name="T9">2. </text:span>Marco teórico.</text:p>
      <text:p text:style-name="P24">La literatura científica previa sugiere que la ideología política puede funcionar como un "atajo cognitivo" o heurística, simplificando el procesamiento de información compleja y haciendo que las decisiones sean más automáticas y menos deliberativas. Este mecanismo cognitivo permite a los individuos navegar eficientemente por el panorama político sin necesidad de procesar exhaustivamente cada pieza de información nueva.</text:p>
      <text:p text:style-name="P24">El concepto de sesgo de confirmación resulta central en este marco teórico, refiriéndose a la tendencia humana a preferir, buscar e interpretar información que confirme o refuerce las creencias preexistentes. En el contexto político, este sesgo puede manifestarse cuando los individuos evalúan propuestas o declaraciones políticas de manera diferencial según si provienen de candidatos que perciben como ideológicamente afines o distantes.</text:p>
      <text:p text:style-name="P24"/>
      <text:p text:style-name="P14"><text:span text:style-name="T9">3. O</text:span>bjetivos.</text:p>
      <text:p text:style-name="P24">La pregunta central que guía esta investigación es: ¿Cómo afecta la ideología política la valoración de información relevante para la Toma de Decisiones Complejas? Específicamente, el estudio busca evaluar si la ideología actúa como un ancla cognitiva que influye en el sesgo de confirmación, determinando cómo los individuos valoran y procesan información política según su procedencia ideológica percibida.</text:p>
      <text:p text:style-name="P24">Los objetivos específicos incluyen:</text:p>
      <text:list xml:id="list1400356568" text:style-name="L19">
        <text:list-item>
          <text:p text:style-name="P33">Cuantificar el efecto de la ideología política previa en los cambios de opinión sobre propuestas políticas.</text:p>
        </text:list-item>
        <text:list-item>
          <text:p text:style-name="P33">Analizar si la asociación de ideas políticas con candidatos específicos modifica su valoración.</text:p>
        </text:list-item>
        <text:list-item>
          <text:p text:style-name="P33">Determinar la consistencia de estos efectos a través de diferentes momentos del proceso electoral.</text:p>
        </text:list-item>
        <text:list-item>
          <text:p text:style-name="P33"><text:soft-page-break/>Evaluar el impacto del "clima electoral" en la intensidad de estos sesgos cognitivos.</text:p>
        </text:list-item>
      </text:list>
      <text:p text:style-name="P24"/>
      <text:p text:style-name="P14"><text:span text:style-name="T9">4. </text:span>Diseño <text:span text:style-name="T1">e</text:span>xperimental y <text:span text:style-name="T1">c</text:span>ontexto.</text:p>
      <text:p text:style-name="P24">Para abordar estas preguntas, se diseñó un experimento natural aprovechando las elecciones presidenciales argentinas de 2023, un contexto que proporcionó un laboratorio ideal para estudiar estos fenómenos en condiciones reales de alta relevancia política y emocional.</text:p>
      <text:p text:style-name="P24">El experimento se estructuró en dos fases temporales estratégicas:</text:p>
      <text:list xml:id="list3342004591" text:style-name="L18">
        <text:list-item>
          <text:p text:style-name="P32"><text:span text:style-name="T2">Primera fase</text:span>. Entre el 1 y 22 de octubre de 2023, durante las elecciones generales.</text:p>
        </text:list-item>
        <text:list-item>
          <text:p text:style-name="P32"><text:span text:style-name="T2">Segunda fase.</text:span> Entre el 1 y 19 de noviembre de 2023, durante el ballotage.</text:p>
        </text:list-item>
      </text:list>
      <text:p text:style-name="P24"/>
      <text:p text:style-name="P14"><office:annotation office:name="__Annotation__39_941011751" loext:resolved="false"><dc:creator>Autor desconocido</dc:creator><dc:date>2025-06-16T15:35:54.644000000</dc:date><text:p text:style-name="P63"><text:span text:style-name="T32">Desarrollar mucho más.</text:span></text:p></office:annotation><text:span text:style-name="T9">5. </text:span>Metodología.<office:annotation-end office:name="__Annotation__39_941011751"/></text:p>
      <text:p text:style-name="P24">La investigación reclutó una muestra diversa de 2.789 participantes durante las elecciones generales y 1.425 durante el ballotage, utilizando la plataforma Neuron.AR para garantizar representatividad demográfica. El diseño experimental incorporó múltiples etapas de recolección de datos:</text:p>
      <text:list xml:id="list1923272307" text:style-name="L17">
        <text:list-item>
          <text:p text:style-name="P31"><text:span text:style-name="T2">Caracterización demográfica</text:span>. Edad, género, lugar de residencia, nivel educativo y situación socioeconómica.</text:p>
        </text:list-item>
        <text:list-item>
          <text:p text:style-name="P31"><text:span text:style-name="T2">Autopercepción ideológica</text:span>. Escalas de izquierda-derecha, progresismo-conservadurismo, y peronismo-antiperonismo.</text:p>
        </text:list-item>
        <text:list-item>
          <text:p text:style-name="P31"><text:span text:style-name="T2">Caracterización operativa</text:span>. Escalas estandarizadas de 20 ítems para medir progresismo y conservadurismo.</text:p>
        </text:list-item>
        <text:list-item>
          <text:p text:style-name="P31"><text:span text:style-name="T2">Evaluación del clima electoral</text:span>. Cuantificación de la emocionalidad generada por el contexto electoral.</text:p>
        </text:list-item>
        <text:list-item>
          <text:p text:style-name="P31"><text:span text:style-name="T2">Experimento de valoración</text:span>. Presentación de ítems ideológicos asociados con candidatos específicos.</text:p>
        </text:list-item>
        <text:list-item>
          <text:p text:style-name="P31"><text:span text:style-name="T2">Variables de control.</text:span> Horas de sueño, consumo de sustancias y estado emocional.</text:p>
        </text:list-item>
      </text:list>
      <text:p text:style-name="P24">Una característica distintiva de este experimento es su enfoque para evitar el sesgo del investigador. En lugar de predeterminar qué candidato representa cada posición ideológica, el diseño permite que los propios participantes definan sus "opuestos ideológicos" basándose en su percepción personal del espectro político. Esta aproximación garantiza que las asociaciones candidato-ideología reflejen genuinamente las percepciones subjetivas de los participantes rather que las asunciones del equipo de investigación.</text:p>
      <text:p text:style-name="P24"/>
      <text:p text:style-name="P14"><text:span text:style-name="T9">6. </text:span>Relevancia y <text:span text:style-name="T1">c</text:span>ontribución <text:span text:style-name="T1">e</text:span>sperada.</text:p>
      <text:p text:style-name="P24">Este estudio contribuye significativamente al entendimiento de los mecanismos cognitivos que subyacen a la toma de decisiones políticas en contextos democráticos reales. Los resultados tienen implicaciones importantes para:</text:p>
      <text:list xml:id="list2552127854" text:style-name="L16">
        <text:list-item>
          <text:p text:style-name="P30"><text:soft-page-break/><text:span text:style-name="T2">Teoría política</text:span>. Profundización en los mecanismos de procesamiento de información política. </text:p>
        </text:list-item>
        <text:list-item>
          <text:p text:style-name="P30"><text:span text:style-name="T2">Psicología cognitiva</text:span>. Comprensión de cómo los sesgos ideológicos influyen en la evaluación de propuestas.</text:p>
        </text:list-item>
        <text:list-item>
          <text:p text:style-name="P30"><text:span text:style-name="T2">Comunicación política</text:span>. Estrategias más efectivas para la transmisión de mensajes políticos.</text:p>
        </text:list-item>
        <text:list-item>
          <text:p text:style-name="P30"><text:span text:style-name="T2">Educación cívica</text:span>. Desarrollo de programas que promuevan la toma de decisiones más reflexiva.</text:p>
        </text:list-item>
      </text:list>
      <text:p text:style-name="P26"><text:span text:style-name="T6"/></text:p>
      <text:p text:style-name="P26"><text:span text:style-name="T6">7. </text:span><text:span text:style-name="T8">Análisis.</text:span></text:p>
      <text:p text:style-name="P15"/>
      <text:p text:style-name="P7"><text:span text:style-name="T9">7.1. </text:span>Estructura de los datos originales.</text:p>
      <text:p text:style-name="P15">Los datos del experimento se recopilaron en múltiples archivos CSV fragmentados que requerían consolidación antes del análisis. Las respuestas de los 2.789 participantes de las elecciones generales se distribuyeron en cinco archivos separados (Generales 1 a 5), mientras que las 1.425 respuestas del ballotage se almacenaron en dos archivos (Ballotage 1 y 2). Esta fragmentación respondía a las limitaciones técnicas de la plataforma Neuron.AR durante la recolección de datos.</text:p>
      <text:p text:style-name="P15"/>
      <text:p text:style-name="P8"><text:span text:style-name="T9">7.1.1. </text:span>Variables.</text:p>
      <text:p text:style-name="P16">Cada archivo CSV contiene 16 columnas principales que capturan diferentes aspectos de la participación experimental:<text:line-break/></text:p>
      <text:p text:style-name="P18"><text:span text:style-name="T6">7.1.1.</text:span><text:span text:style-name="T5">1. Variables de identificación y contexto técnico.</text:span></text:p>
      <text:list xml:id="list2234781404" text:style-name="L14">
        <text:list-item>
          <text:p text:style-name="P17"><text:span text:style-name="T2">id.</text:span> Identificador único numérico del registro.</text:p>
        </text:list-item>
        <text:list-item>
          <text:p text:style-name="P17"><text:span text:style-name="T2">lab_subject_id.</text:span> Código de identificación del participante.</text:p>
        </text:list-item>
        <text:list-item>
          <text:p text:style-name="P17"><text:span text:style-name="T2">url_exp_id, exp_id.</text:span> Identificadores del experimento.</text:p>
        </text:list-item>
        <text:list-item>
          <text:p text:style-name="P17"><text:span text:style-name="T2">environment, url_environment.</text:span> Entorno de ejecución.</text:p>
        </text:list-item>
        <text:list-item>
          <text:p text:style-name="P17"><text:span text:style-name="T2">platform. </text:span>Plataforma utilizada por el participante.</text:p>
        </text:list-item>
        <text:list-item>
          <text:p text:style-name="P17"><text:span text:style-name="T2">subject_ip.</text:span> Dirección IP del participante.</text:p>
        </text:list-item>
        <text:list-item>
          <text:p text:style-name="P17"><text:span text:style-name="T2">screen_resolution.</text:span> Resolución de pantalla.</text:p>
        </text:list-item>
      </text:list>
      <text:p text:style-name="P16"/>
      <text:p text:style-name="P36"><text:span text:style-name="T30">7.1.1.</text:span><text:span text:style-name="T31">2. Variables temporales.</text:span></text:p>
      <text:list xml:id="list163525139145841" text:continue-numbering="true" text:style-name="L14">
        <text:list-item>
          <text:p text:style-name="P43"><text:span text:style-name="T26">questions_1_datetime.</text:span><text:span text:style-name="T23"> Timestamp del inicio de la primera fase de preguntas.</text:span></text:p>
        </text:list-item>
        <text:list-item>
          <text:p text:style-name="P43"><text:span text:style-name="T26">results_datetime.</text:span><text:span text:style-name="T23"> Timestamp de finalización del experimento.</text:span></text:p>
        </text:list-item>
        <text:list-item>
          <text:p text:style-name="P43"><text:span text:style-name="T26">end. </text:span><text:span text:style-name="T23">Marcador de finalización.</text:span></text:p>
        </text:list-item>
      </text:list>
      <text:p text:style-name="P16"/>
      <text:p text:style-name="P8"><text:span text:style-name="T9">7.1.1.</text:span>3. Variables de interés experimental.</text:p>
      <text:list text:style-name="L15">
        <text:list-item>
          <text:p text:style-name="P44"><text:span text:style-name="T16"><office:annotation office:name="__Annotation__4_941011751" loext:resolved="false"><dc:creator>Autor desconocido</dc:creator><dc:date>2025-06-16T15:17:14.224000000</dc:date><text:p text:style-name="P63"><text:span text:style-name="T32">Explicar las variables.</text:span></text:p></office:annotation></text:span><text:span text:style-name="T25">results. </text:span><text:span text:style-name="T16">Contiene la estructura JSON completa con todas las respuestas y tiempos de reacción del participante.</text:span><office:annotation-end office:name="__Annotation__4_941011751"/></text:p>
        </text:list-item>
      </text:list>
      <text:p text:style-name="P19">Una consideración importante fue que los datos de las elecciones generales contenían variables adicionales específicas para esa instancia, particularmente las <text:soft-page-break/>evaluaciones de cercanía hacia Schiaretti, Bullrich y Bregman, así como las percepciones ideológicas de estos candidatos. Estas variables no aparecían en los datos del ballotage debido a que estos candidatos no participaron en la segunda vuelta electoral, donde solo compitieron Milei y Massa. </text:p>
      <text:p text:style-name="P25"/>
      <text:p text:style-name="P9">7.2. Procesamiento.</text:p>
      <text:p text:style-name="P9"/>
      <text:p text:style-name="P9">7.2.1. Unificación de archivos CSV.</text:p>
      <text:p text:style-name="P19">El proceso de consolidación unificó todos los registros de cada instancia electoral en bases de datos únicas. Para las elecciones generales, se combinaron las respuestas de los cinco archivos en un único conjunto de datos que mantuvo toda la información de los participantes: sus datos demográficos, respuestas a las escalas ideológicas (izquierda-derecha, progresismo-conservadurismo, peronismo-antiperonismo), evaluaciones de cercanía hacia los candidatos, y crucialmente, sus respuestas completas al experimento de valoración de ítems políticos contenidas en la variable <text:span text:style-name="T2">results</text:span> en formato JSON.</text:p>
      <text:p text:style-name="P19">La consolidación preservó íntegramente la estructura original de 16 variables por registro, asegurando que no se perdiera información crítica para los análisis posteriores. La variable más importante, results, contenía la estructura JSON completa con todas las respuestas de cada participante a los ítems ideológicos, tanto en su forma base como cuando fueron asociados con candidatos específicos, junto con los tiempos de respuesta correspondientes. </text:p>
      <text:p text:style-name="P26"><text:span text:style-name="T4">Como medida de control de calidad, se generaron archivos Excel que permitieron verificar manualmente que la consolidación se realizó correctamente y que todos los registros de participantes se mantuvieron intactos. El resultado final fueron dos bases de datos completas y unificadas, una para cada instancia electoral, listas para el procesamiento y extracción de las variables experimentales que se analizarían en las etapas posteriores. <text:line-break/><text:line-break/></text:span><text:span text:style-name="T6">7.2.2. Eliminación de </text:span><text:span text:style-name="T7">sujetos que no finalizaron el experimento</text:span><text:span text:style-name="T6">.</text:span><text:span text:style-name="T9"><text:line-break/></text:span>Desde las bases de datos consolidadas, se extrajo únicamente la variable <text:span text:style-name="T3">results</text:span> junto con el identificador de cada participante, eliminando los registros incompletos donde los participantes no finalizaron el experimento.</text:p>
      <text:p text:style-name="P15"/>
      <text:p text:style-name="P9">7.2.<text:span text:style-name="T10">3</text:span>. Creación de variables de orden de ítems.</text:p>
      <text:p text:style-name="P25">Se procedió a extraer información crítica sobre el orden de presentación de los ítems experimentales desde las bases de datos consolidadas. Esta extracción fue fundamental porque el diseño experimental requería controlar por efectos de orden y posición en las respuestas de los participantes. </text:p>
      <text:p text:style-name="P26">La extracción se enfocó en crear variables que capturaran el orden de presentación de los ítems ideológicos (IP Items) en sus diferentes modalidades. Se generaron seis variables principales: </text:p>
      <text:list xml:id="list3416628258" text:style-name="L12">
        <text:list-item>
          <text:p text:style-name="P42"><text:soft-page-break/><text:span text:style-name="T16"><office:annotation office:name="__Annotation__10_941011751" loext:resolved="false"><dc:creator>Autor desconocido</dc:creator><dc:date>2025-06-16T15:24:18.698000000</dc:date><text:p text:style-name="P63"><text:span text:style-name="T32">Explicar razón de estos ítems.</text:span></text:p></office:annotation></text:span><text:span text:style-name="Strong_20_Emphasis"><text:span text:style-name="T24">Orden_IP_Items.</text:span></text:span><text:span text:style-name="T16"> </text:span><text:span text:style-name="T17">S</text:span><text:span text:style-name="T16">ecuencia completa en que se presentaron los ítems ideológicos en su forma base (sin asociación con candidatos) a cada participante.</text:span></text:p>
        </text:list-item>
        <text:list-item>
          <text:p text:style-name="P42"><text:span text:style-name="Strong_20_Emphasis"><text:span text:style-name="T24">Ultimo_IP_Item. </text:span></text:span><text:span text:style-name="Strong_20_Emphasis"><text:span text:style-name="T28">Ú</text:span></text:span><text:span text:style-name="T27">ltimo ítem ideológico que respondió cada participante en la fase base del experimento.</text:span></text:p>
        </text:list-item>
        <text:list-item>
          <text:p text:style-name="P42"><text:span text:style-name="Strong_20_Emphasis"><text:span text:style-name="T24">Orden_IP_Items_Asociados.</text:span></text:span><text:span text:style-name="Strong_20_Emphasis"><text:span text:style-name="T27"> </text:span></text:span><text:span text:style-name="Strong_20_Emphasis"><text:span text:style-name="T28">S</text:span></text:span><text:span text:style-name="T27">ecuencia de presentación de los ítems cuando fueron asociados con candidatos específicos (identificados con sufijos "_Izq" o "_Der" según la percepción ideológica del participante). </text:span></text:p>
        </text:list-item>
        <text:list-item>
          <text:p text:style-name="P42"><text:span text:style-name="Strong_20_Emphasis"><text:span text:style-name="T24">Primeros_IP_Items_Asociados.</text:span></text:span><text:span text:style-name="Strong_20_Emphasis"><text:span text:style-name="T27"> </text:span></text:span><text:span text:style-name="Strong_20_Emphasis"><text:span text:style-name="T28">P</text:span></text:span><text:span text:style-name="T27">rimeros tres ítems que fueron presentados con asociación de candidatos. </text:span></text:p>
        </text:list-item>
        <text:list-item>
          <text:p text:style-name="P41"><text:span text:style-name="Strong_20_Emphasis"><text:span text:style-name="T24">Ultimo_IP_Item_Asociado.</text:span></text:span><text:span text:style-name="Strong_20_Emphasis"><text:span text:style-name="T27"> </text:span></text:span><text:span text:style-name="Strong_20_Emphasis"><text:span text:style-name="T28">Ú</text:span></text:span><text:span text:style-name="T27">ltimo ítem asociado con candidatos que completó cada participante.</text:span><office:annotation-end office:name="__Annotation__10_941011751"/></text:p>
        </text:list-item>
      </text:list>
      <text:p text:style-name="P26"/>
      <text:p text:style-name="P10">7.2.4. Procesamiento de la columna results.</text:p>
      <text:p text:style-name="P26">Se procesó la variable results en formato JSON para extraer y estructurar todas las respuestas experimentales en un formato tabular analizable. Esta transformación convirtió la estructura JSON anidada en columnas individuales para cada variable del experimento, desde datos demográficos hasta respuestas específicas a los ítems ideológicos. Se implementó, <text:span text:style-name="T11">a su vez,</text:span> un mapeo sistemático de nombres de columnas para transformar las etiquetas técnicas originales en nombres descriptivos y manejables. El resultado fueron bases de datos completas que combinaron todas las respuestas experimentales con la información de orden y secuencia necesaria para los controles metodológicos, estableciendo la estructura final de datos li </text:p>
      <text:p text:style-name="P26"/>
      <text:p text:style-name="P20"><text:span text:style-name="T5">7.2.5. Creación del índice de positividad.</text:span><text:line-break/>Se construyó un índice compuesto para medir la positividad del clima emocional percibido por los participantes durante el contexto electoral. Este índice utilizó siete ítems de la escala de caracterización electoral (ECE_Item_1 a ECE_Item_7) que evaluaron diferentes dimensiones del clima político y emocional durante las elecciones.<text:line-break/>Los ítems de la escala ECE capturaron percepciones sobre la situación económica de Argentina, la actitud de los ciudadanos hacia el futuro, el nivel de ayuda entre ciudadanos, y el clima emocional general de los argentinos durante el período electoral. Estas variables se midieron en escalas de 1 a 5 puntos, donde valores más altos indicaban percepciones más positivas.</text:p>
      <text:p text:style-name="P20">Un paso crítico en la construcción del índice fue la inversión del ECE_Item_5, que estaba codificado en dirección opuesta a los demás ítems. Se creó la variable ECE_Item_5_Negativo aplicando una transformación que invirtió la escala (5→1, 4→2, 3→3, 2→4, 1→5), asegurando que todos los ítems midieran la positividad en la misma dirección.</text:p>
      <text:p text:style-name="P20"><text:soft-page-break/>El Índice_Positividad se calculó como la suma simple de los siete ítems (incluyendo el ítem 5 invertido), generando un puntaje que osciló entre 7 (máxima negatividad percibida) y 35 (máxima positividad percibida). </text:p>
      <text:p text:style-name="P20"/>
      <text:p text:style-name="P11"><office:annotation office:name="__Annotation__29_941011751" loext:resolved="false"><dc:creator>Autor desconocido</dc:creator><dc:date>2025-06-16T15:32:00.761000000</dc:date><text:p text:style-name="P63"><text:span text:style-name="T32">Esto va a tener que ser justificado con algún análisis.</text:span></text:p><text:p text:style-name="P63"><text:span text:style-name="T32"/></text:p><text:p text:style-name="P63"><text:span text:style-name="T32">Acá va lo de la variable de Tomi.</text:span></text:p></office:annotation>7.2.6. <text:span text:style-name="T13">Categorización ideológica de candidatos.</text:span><office:annotation-end office:name="__Annotation__29_941011751"/></text:p>
      <text:p text:style-name="P27"><text:span text:style-name="T12">Se implementó un sistema de categorización que agrupó a los candidatos de las PASO 2023 según su posicionamiento ideológico, transformando las respuestas individuales de voto en categorías </text:span><text:span text:style-name="T14">políticas </text:span><text:span text:style-name="T12">más amplias. </text:span>Esta categorización permitió agrupar a los participantes según la afinidad ideológica de su voto en las PASO, creando la variable <text:span text:style-name="T2">Categoria_PASO_2023</text:span>.</text:p>
      <text:p text:style-name="P21">El mapeo categorizó a los candidatos en seis posiciones ideológicas principales: </text:p>
      <text:list xml:id="list3872841046" text:style-name="L11">
        <text:list-item>
          <text:p text:style-name="P1"><text:span text:style-name="Strong_20_Emphasis"><text:span text:style-name="T24">Left_Wing</text:span></text:span><text:span text:style-name="T27"> (Myriam Bregman, Gabriel Solano, Manuela Castañeira);</text:span></text:p>
        </text:list-item>
        <text:list-item>
          <text:p text:style-name="P1"><text:span text:style-name="Strong_20_Emphasis"><text:span text:style-name="T24">Progressivism</text:span></text:span><text:span text:style-name="T27"> (Sergio Massa, Juan Grabois, Guillermo Moreno);</text:span></text:p>
        </text:list-item>
        <text:list-item>
          <text:p text:style-name="P1"><text:span text:style-name="Strong_20_Emphasis"><text:span text:style-name="T24">Centre</text:span></text:span><text:span text:style-name="T27"> (Juan Schiaretti);</text:span></text:p>
        </text:list-item>
        <text:list-item>
          <text:p text:style-name="P1"><text:span text:style-name="Strong_20_Emphasis"><text:span text:style-name="T24">Moderate_Right_A</text:span></text:span><text:span text:style-name="T27"> (Horacio Rodríguez Larreta);</text:span></text:p>
        </text:list-item>
        <text:list-item>
          <text:p text:style-name="P1"><text:span text:style-name="Strong_20_Emphasis"><text:span text:style-name="T24">Moderate_Right_B</text:span></text:span><text:span text:style-name="T27"> (Patricia Bullrich)</text:span></text:p>
        </text:list-item>
        <text:list-item>
          <text:p text:style-name="P1"><text:span text:style-name="Strong_20_Emphasis"><text:span text:style-name="T24">Right_Wing_Libertarian</text:span></text:span><text:span text:style-name="T27"> (Javier Milei).</text:span></text:p>
        </text:list-item>
        <text:list-item>
          <text:p text:style-name="P1"><text:span text:style-name="T16">Adicionalmente se crearon categorías para respuestas especiales: </text:span><text:span text:style-name="Strong_20_Emphasis"><text:span text:style-name="T24">No apply</text:span></text:span><text:span text:style-name="T24">, </text:span><text:span text:style-name="Strong_20_Emphasis"><text:span text:style-name="T24">No response</text:span></text:span><text:span text:style-name="T24">, </text:span><text:span text:style-name="Strong_20_Emphasis"><text:span text:style-name="T24">Blank</text:span></text:span><text:span text:style-name="T24">,</text:span><text:span text:style-name="T16"> y </text:span><text:span text:style-name="Strong_20_Emphasis"><text:span text:style-name="T24">Other</text:span></text:span><text:span text:style-name="T16">. </text:span></text:p>
        </text:list-item>
      </text:list>
      <text:p text:style-name="P21"/>
      <text:p text:style-name="P12">7.2.7. Imputación de valores faltantes en ítems base.</text:p>
      <text:p text:style-name="P28"><text:span text:style-name="T14">Se implementó un procedimiento de imputación para abordar los valores faltantes en las respuestas a los ítems ideológicos en su forma base (sin asociación con candidatos). Este problema surgió porque el último ítem ideológico que respondía cada participante, junto con su tiempo de respuesta correspondiente, había sido eliminado durante la recolección de datos. Dado que el orden de presentación de los ítems se randomizó para cada participante, el último ítem variaba de sujeto en sujeto, resultando en patrones de datos faltantes distribuidos de manera irregular. </text:span></text:p>
      <text:p text:style-name="P28"><text:span text:style-name="T15">S</text:span>e identificaron veinte ítems ideológicos distribuidos en dos categorías teóricas: diez ítems progresistas (5, 6, 9, 11, 16, 20, 24, 25, 27, 28) y diez ítems conservadores (3, 4, 7, 8, 10, 19, 22, 23, 29, 30). Para cada ítem se procesaron tanto las respuestas (escala 1-5) como los tiempos de reacción, resultando en 40 variables que requerían tratamiento de valores faltantes. </text:p>
      <text:p text:style-name="P29">La estrategia de imputación utilizó la mediana por categoría ideológica de los participantes (Categoria_PASO_2023) como valor de reemplazo. Esta aproximación se basó en el supuesto de que participantes con similar afinidad ideológica tenderían a mostrar patrones de respuesta similares en los ítems políticos. La mediana se eligió como estadístico de tendencia central por su robustez ante valores extremos y su apropiabilidad para datos ordinales. </text:p>
      <text:p text:style-name="P29"/>
      <text:p text:style-name="P22"><text:span text:style-name="T5">7.2.8. Imputación de ítems asociados faltantes.</text:span><text:line-break/>Se implementó una imputación específica para los ítems ideológicos en su modalidad <text:soft-page-break/>asociada con candidatos (IP_Item_X_Izq/Der) que habían quedado incompletos en los datos. Este problema surgió porque el último ítem asociado con candidatos de cada participante, junto con su tiempo de respuesta correspondiente, había sido eliminado durante la recolección de datos. Dado que este último ítem variaba de participante en participante según el orden de presentación randomizado, la pérdida afectó diferentes ítems para diferentes sujetos.</text:p>
      <text:p text:style-name="P22">El procedimiento de imputación abordó esta situación específica donde, para un mismo ítem, un participante podía tener respuesta en la modalidad "_Izq" pero no en "_Der", o viceversa. La función utilizada identificó automáticamente estos casos de datos faltantes asimétricos y aplicó una estrategia de imputación basada en la mediana por categoría ideológica del participante.</text:p>
      <text:p text:style-name="P22">La imputación operó de manera selectiva: cuando un participante tenía respuesta en una modalidad (por ejemplo, IP_Item_16_Izq_Respuesta) pero no en la modalidad complementaria (IP_Item_16_Der_Respuesta), se calculaba la mediana de la modalidad faltante para participantes de la misma categoría ideológica (Categoria_PASO_2023) y se utilizaba este valor para rellenar el dato ausente. Este proceso se aplicó tanto a las respuestas como a los tiempos de reacción.</text:p>
      <text:p text:style-name="P22"/>
      <text:p text:style-name="P13"><office:annotation office:name="__Annotation__56_941011751" loext:resolved="false"><dc:creator>Autor desconocido</dc:creator><dc:date>2025-06-16T15:53:01.334000000</dc:date><text:p text:style-name="P63"><text:span text:style-name="T32">Explicar acá y en el otro -conservadurismo- que sirve como caracterización operativa y que coteja de forma “real” la posición ideológica del sujeto.</text:span></text:p></office:annotation>7.2.9. Índices operativos.</text:p>
      <text:p text:style-name="P34"><text:span text:style-name="T18">Los siguientes </text:span><text:span text:style-name="T16">dos índices constituyeron una caracterización operativa del posicionamiento ideológico de los participantes, midiendo sus orientaciones políticas a través de sus respuestas efectivas a contenido ideológico específico. Esta medición "revelada" contrastó con la caracterización simbólica obtenida mediante la autopercepción en la escala conservador-progresista (</text:span><text:span text:style-name="Emphasis"><text:span text:style-name="T16">Autopercepcion_Con_Pro</text:span></text:span><text:span text:style-name="T16">), donde los participantes simplemente se ubicaron en un continuum ideológico de manera declarativa. Los índices operativos capturaron el posicionamiento ideológico real manifestado en las evaluaciones concretas de propuestas políticas, proporcionando una validación empírica de las autoidentificaciones ideológicas y permitiendo detectar posibles discrepancias entre la identidad política declarada y las preferencias ideológicas efectivamente expresadas ante contenido político específico. </text:span></text:p>
      <text:p text:style-name="P3"><text:span text:style-name="Strong_20_Emphasis"><text:span text:style-name="T16"/></text:span></text:p>
      <text:p text:style-name="P3"><text:span text:style-name="Strong_20_Emphasis"><text:span text:style-name="T16">7.2.9.1. Índice de progresismo</text:span></text:span><text:span text:style-name="T16">.</text:span><office:annotation-end office:name="__Annotation__56_941011751"/></text:p>
      <text:p text:style-name="P23">Se construyó un índice compuesto para medir el nivel de progresismo ideológico de cada participante basado en sus respuestas a los ítems progresistas del experimento. </text:p>
      <text:p text:style-name="P3"><text:span text:style-name="T16">El proceso inició con la inversión de la escala de respuestas para los diez ítems progresistas, aplicando la transformación 6 - </text:span><text:span text:style-name="Emphasis"><text:span text:style-name="T16">valor_original</text:span></text:span><text:span text:style-name="T16"> para convertir la escala original de 1-5 (donde 5 indicaba mayor acuerdo con posiciones progresistas) en una escala donde valores más altos representaran consistentemente mayor progresismo. Esta inversión estandarizó la dirección de medición con los ítems conservadores. </text:span></text:p>
      <text:p text:style-name="P23">Se generaron dos índices principales derivados de los ítems progresistas: </text:p>
      <text:list xml:id="list2824270587" text:style-name="L10">
        <text:list-item>
          <text:p text:style-name="P4"><text:span text:style-name="Emphasis"><text:span text:style-name="T16">Indice_Progresismo</text:span></text:span><text:span text:style-name="T16">. Calculado como el promedio de las respuestas invertidas a los diez ítems progresistas (5, 6, 9, 11, 16, 20, 24, 25, 27, 28), proporcionando </text:span><text:soft-page-break/><text:span text:style-name="T16">un puntaje continuo entre 1 y 5 donde valores más altos indicaron mayor alineación con posiciones progresistas.</text:span></text:p>
        </text:list-item>
        <text:list-item>
          <text:p text:style-name="P40"><text:span text:style-name="Emphasis"><text:span text:style-name="T16">Indice_Progresismo_Tiempo</text:span></text:span><text:span text:style-name="T16">. Obtenido como el promedio de los tiempos de respuesta a los ítems progresistas, capturando la velocidad de procesamiento cognitivo para este tipo de contenido ideológico y permitiendo analizar si el progresismo ideológico se asociaba con diferencias en la fluidez de respuesta.</text:span></text:p>
        </text:list-item>
      </text:list>
      <text:p text:style-name="P28"/>
      <text:p text:style-name="P2"><text:span text:style-name="T16">7.2.</text:span><text:span text:style-name="T18">9.2</text:span><text:span text:style-name="T16">. </text:span><text:span text:style-name="Strong_20_Emphasis"><text:span text:style-name="T16">Índice de conservadurismo</text:span></text:span><text:span text:style-name="T16">.</text:span></text:p>
      <text:p text:style-name="P22">Se desarrolló un índice complementario para medir el nivel de conservadurismo ideológico de cada participante, utilizando la misma metodología aplicada para el índice de progresismo pero enfocado en los ítems conservadores del experimento. </text:p>
      <text:p text:style-name="P2"><text:span text:style-name="T16">El procedimiento replicó la inversión de escala aplicada a los ítems progresistas, transformando las respuestas originales mediante la fórmula 6 - </text:span><text:span text:style-name="Emphasis"><text:span text:style-name="T16">valor_original</text:span></text:span><text:span text:style-name="T16"> para los diez ítems conservadores. Esta inversión aseguró que valores más altos en el índice representaran consistentemente mayor conservadurismo, manteniendo la coherencia direccional con el índice de progresismo. </text:span></text:p>
      <text:p text:style-name="P22">Se construyeron dos medidas derivadas de los ítems conservadores: </text:p>
      <text:list xml:id="list1389887514" text:style-name="L9">
        <text:list-item>
          <text:p text:style-name="P39"><text:span text:style-name="Emphasis"><text:span text:style-name="T16">Indice_Conservadurismo</text:span></text:span><text:span text:style-name="T16">. Promedio de las respuestas invertidas a los diez ítems conservadores (3, 4, 7, 8, 10, 19, 22, 23, 29, 30), generando un puntaje continuo entre 1 y 5 donde valores más altos indicaron mayor alineación con posiciones conservadoras.</text:span></text:p>
        </text:list-item>
        <text:list-item>
          <text:p text:style-name="P39"><text:span text:style-name="Emphasis"><text:span text:style-name="T16">Indice_Conservadurismo_Tiempo</text:span></text:span><text:span text:style-name="T16">. Promedio de los tiempos de respuesta a los ítems conservadores, capturando la velocidad de procesamiento para contenido ideológico conservador y permitiendo examinar diferencias en la fluidez cognitiva según el tipo de contenido político.</text:span></text:p>
        </text:list-item>
      </text:list>
      <text:p text:style-name="P29"/>
      <text:p text:style-name="P35"><text:span text:style-name="T16">7.2.1</text:span><text:span text:style-name="T20">0</text:span><text:span text:style-name="T16">. </text:span><text:span text:style-name="Strong_20_Emphasis"><text:span text:style-name="T16">Promedios de tiempos de respuesta</text:span></text:span><text:span text:style-name="T16">.</text:span></text:p>
      <text:p text:style-name="P29">Se calcularon medidas agregadas de los tiempos de respuesta para los ítems asociados con candidatos, organizadas según el tipo de contenido ideológico (progresista/conservador) y la dirección de asociación percibida (izquierda/derecha). Estas variables permitieron analizar la fluidez cognitiva en el procesamiento de información política según su congruencia ideológica. </text:p>
      <text:p text:style-name="P29">Se crearon seis variables de tiempo promedio que capturaron diferentes dimensiones del procesamiento cognitivo: </text:p>
      <text:list xml:id="list2296022373" text:style-name="L8">
        <text:list-item>
          <text:p text:style-name="P38"><text:span text:style-name="Emphasis"><text:span text:style-name="T16">Tiempos_Respuesta_Promedio_Pro_Izq</text:span></text:span><text:span text:style-name="T16">. Promedio de tiempos de respuesta a ítems progresistas cuando fueron asociados con candidatos percibidos como de izquierda, midiendo la velocidad de procesamiento de contenido ideológicamente congruente para participantes progresistas.</text:span></text:p>
        </text:list-item>
        <text:list-item>
          <text:p text:style-name="P38"><text:span text:style-name="Emphasis"><text:span text:style-name="T16">Tiempos_Respuesta_Promedio_Pro_Der</text:span></text:span><text:span text:style-name="T16">. Promedio de tiempos de respuesta a ítems progresistas asociados con candidatos percibidos como de derecha, capturando el procesamiento de contenido ideológicamente incongruente.</text:span></text:p>
        </text:list-item>
        <text:list-item>
          <text:p text:style-name="P38"><text:soft-page-break/><text:span text:style-name="Emphasis"><text:span text:style-name="T16">Tiempos_Respuesta_Promedio_Con_Izq</text:span></text:span><text:span text:style-name="T16">. Promedio de tiempos para ítems conservadores asociados con candidatos de izquierda, reflejando el procesamiento de contenido incongruente para participantes conservadores.</text:span></text:p>
        </text:list-item>
        <text:list-item>
          <text:p text:style-name="P38"><text:span text:style-name="Emphasis"><text:span text:style-name="T16">Tiempos_Respuesta_Promedio_Con_Der</text:span></text:span><text:span text:style-name="T16">. Promedio de tiempos para ítems conservadores asociados con candidatos de derecha, midiendo el procesamiento de contenido congruente para participantes conservadores.</text:span></text:p>
        </text:list-item>
        <text:list-item>
          <text:p text:style-name="P38"><text:span text:style-name="Emphasis"><text:span text:style-name="T16">Tiempos_Respuesta_Promedio_Pro</text:span></text:span><text:span text:style-name="T16">. Promedio general de tiempos de respuesta a todos los ítems progresistas independientemente de la asociación con candidatos.</text:span></text:p>
        </text:list-item>
        <text:list-item>
          <text:p text:style-name="P38"><text:span text:style-name="Emphasis"><text:span text:style-name="T16">Tiempos_Respuesta_Promedio_Con</text:span></text:span><text:span text:style-name="T16">. Promedio general de tiempos de respuesta a todos los ítems conservadores independientemente de la asociación con candidatos.</text:span></text:p>
        </text:list-item>
      </text:list>
      <text:p text:style-name="P29"/>
      <text:p text:style-name="P6"><text:span text:style-name="T16">7.2.11. </text:span><text:span text:style-name="Strong_20_Emphasis"><text:span text:style-name="T16">Procesamiento de uso de redes sociales</text:span></text:span><text:span text:style-name="T16">.</text:span></text:p>
      <text:p text:style-name="P6"><text:span text:style-name="T16">Se transformó la variable </text:span><text:span text:style-name="Emphasis"><text:span text:style-name="T16">Red_Social</text:span></text:span><text:span text:style-name="T16">, originalmente en formato de texto libre donde los participantes podían listar múltiples plataformas, en un conjunto de variables binarias individuales para cada red social específica. Esta transformación permitió analizar patrones de uso diferencial entre plataformas y su potencial relación con las orientaciones ideológicas y el sesgo de confirmación. </text:span></text:p>
      <text:p text:style-name="P36"><text:span text:style-name="T20">Se crearon ocho variables binarias correspondientes a las principales redes sociales identificadas en las respuestas: </text:span></text:p>
      <text:list text:style-name="L7">
        <text:list-item>
          <text:p text:style-name="P37"><text:span text:style-name="Emphasis"><text:span text:style-name="T16">Twitter</text:span></text:span><text:span text:style-name="T16">. Indicador de uso de Twitter/X, plataforma particularmente relevante para el consumo de información política y debate público.</text:span></text:p>
        </text:list-item>
        <text:list-item>
          <text:p text:style-name="P37"><text:span text:style-name="Emphasis"><text:span text:style-name="T16">Facebook</text:span></text:span><text:span text:style-name="T16">. Variable que capturó el uso de Facebook, red social de mayor penetración general en Argentina.</text:span></text:p>
        </text:list-item>
        <text:list-item>
          <text:p text:style-name="P37"><text:span text:style-name="Emphasis"><text:span text:style-name="T16">Instagram</text:span></text:span><text:span text:style-name="T16">. Indicador de uso de Instagram, plataforma con predominio de contenido visual y audiencias más jóvenes.</text:span></text:p>
        </text:list-item>
        <text:list-item>
          <text:p text:style-name="P37"><text:span text:style-name="Emphasis"><text:span text:style-name="T22">T</text:span></text:span><text:span text:style-name="Emphasis"><text:span text:style-name="T16">hreads</text:span></text:span><text:span text:style-name="T16">. Variable para la plataforma Threads, lanzada durante el período de recolección de datos.</text:span></text:p>
        </text:list-item>
        <text:list-item>
          <text:p text:style-name="P37"><text:span text:style-name="Emphasis"><text:span text:style-name="T16">Tiktok</text:span></text:span><text:span text:style-name="T16">. Indicador de uso de TikTok, plataforma de video corto con creciente influencia en consumo de información.</text:span></text:p>
        </text:list-item>
        <text:list-item>
          <text:p text:style-name="P37"><text:span text:style-name="Emphasis"><text:span text:style-name="T16">Youtube</text:span></text:span><text:span text:style-name="T16">. Variable que identificó el uso de YouTube para consumo de contenido informativo.</text:span></text:p>
        </text:list-item>
        <text:list-item>
          <text:p text:style-name="P37"><text:span text:style-name="Emphasis"><text:span text:style-name="T16">Whatsapp</text:span></text:span><text:span text:style-name="T16">. Indicador de uso de WhatsApp como fuente de información, relevante en el contexto argentino.</text:span></text:p>
        </text:list-item>
        <text:list-item>
          <text:p text:style-name="P37"><text:span text:style-name="Emphasis"><text:span text:style-name="T16">Telegram</text:span></text:span><text:span text:style-name="T16">. Variable para Telegram, plataforma con uso específico para ciertos contenidos informativos.</text:span></text:p>
        </text:list-item>
      </text:list>
      <text:p text:style-name="P36"><text:span text:style-name="T29"><text:line-break/>7.2.12. Procesamiento de medios de prensa.</text:span><text:span text:style-name="T16"><text:line-break/>Se transformó la variable </text:span><text:span text:style-name="Emphasis"><text:span text:style-name="T16">Medios_Prensa</text:span></text:span><text:span text:style-name="T16">, originalmente en formato de texto libre donde los participantes podían mencionar múltiples fuentes informativas, en un conjunto de variables binarias individuales para cada medio de comunicación </text:span><text:soft-page-break/><text:span text:style-name="T16">específico. Esta transformación permitió analizar patrones de consumo mediático diferencial entre fuentes y su potencial relación con las orientaciones ideológicas y el procesamiento de información política.<text:line-break/>Se identificaron trece categorías principales de medios de comunicación basándose en las respuestas más frecuentes de los participantes:</text:span></text:p>
      <text:list text:style-name="L1">
        <text:list-item>
          <text:p text:style-name="P46"><text:span text:style-name="Emphasis"><text:span text:style-name="T16">Ámbito Financiero</text:span></text:span><text:span text:style-name="T16">. Medio especializado en información económica y financiera. </text:span></text:p>
        </text:list-item>
        <text:list-item>
          <text:p text:style-name="P46"><text:span text:style-name="Emphasis"><text:span text:style-name="T16">Prensa Obrera</text:span></text:span><text:span text:style-name="T16">. Publicación de orientación política específica. </text:span></text:p>
        </text:list-item>
        <text:list-item>
          <text:p text:style-name="P46"><text:span text:style-name="Emphasis"><text:span text:style-name="T16">Diario Universal</text:span></text:span><text:span text:style-name="T16">. Medio de alcance general. </text:span></text:p>
        </text:list-item>
        <text:list-item>
          <text:p text:style-name="P46"><text:span text:style-name="Emphasis"><text:span text:style-name="T16">Popular</text:span></text:span><text:span text:style-name="T16">. Publicación de orientación popular. </text:span></text:p>
        </text:list-item>
        <text:list-item>
          <text:p text:style-name="P46"><text:span text:style-name="Emphasis"><text:span text:style-name="T16">Izquierda Diario</text:span></text:span><text:span text:style-name="T16">. Medio de orientación política de izquierda. </text:span></text:p>
        </text:list-item>
        <text:list-item>
          <text:p text:style-name="P46"><text:span text:style-name="Emphasis"><text:span text:style-name="T16">Clarín</text:span></text:span><text:span text:style-name="T16">. Uno de los principales diarios de circulación nacional. </text:span></text:p>
        </text:list-item>
        <text:list-item>
          <text:p text:style-name="P46"><text:span text:style-name="Emphasis"><text:span text:style-name="T16">Perfil</text:span></text:span><text:span text:style-name="T16">. Revista y portal de noticias de actualidad política. </text:span></text:p>
        </text:list-item>
        <text:list-item>
          <text:p text:style-name="P46"><text:span text:style-name="Emphasis"><text:span text:style-name="T16">Página 12</text:span></text:span><text:span text:style-name="T16">. Diario de orientación progresista. </text:span></text:p>
        </text:list-item>
        <text:list-item>
          <text:p text:style-name="P46"><text:span text:style-name="Emphasis"><text:span text:style-name="T16">Infobae</text:span></text:span><text:span text:style-name="T16">. Portal digital de noticias de amplia difusión. </text:span></text:p>
        </text:list-item>
        <text:list-item>
          <text:p text:style-name="P46"><text:span text:style-name="Emphasis"><text:span text:style-name="T16">El Cronista</text:span></text:span><text:span text:style-name="T16">. Medio especializado en información económica. </text:span></text:p>
        </text:list-item>
        <text:list-item>
          <text:p text:style-name="P46"><text:span text:style-name="Emphasis"><text:span text:style-name="T16">La Nación</text:span></text:span><text:span text:style-name="T16">. Diario tradicional de circulación nacional. </text:span></text:p>
        </text:list-item>
        <text:list-item>
          <text:p text:style-name="P46"><text:span text:style-name="Emphasis"><text:span text:style-name="T16">Tiempo Argentino</text:span></text:span><text:span text:style-name="T16">. Medio de comunicación de orientación kirchnerista. </text:span></text:p>
        </text:list-item>
        <text:list-item>
          <text:p text:style-name="P47"><text:span text:style-name="Emphasis"><text:span text:style-name="T16">Ninguno</text:span></text:span><text:span text:style-name="T16">. Categoría para participantes que declararon no consumir medios tradicionales.</text:span></text:p>
        </text:list-item>
      </text:list>
      <text:p text:style-name="P62"><text:span text:style-name="Strong_20_Emphasis"><text:span text:style-name="T16"><text:line-break/>7.2.13. Agrupamiento de variables sociodemográficas.<text:line-break/></text:span></text:span><text:span text:style-name="T16">Se implementó un proceso sistemático de categorización y normalización de las variables sociodemográficas para facilitar el análisis estadístico posterior. Este procedimiento agrupó respuestas similares, estandarizó nomenclaturas y creó categorías analíticamente útiles a partir de datos originales heterogéneos.<text:line-break/><text:line-break/></text:span><text:span text:style-name="Strong_20_Emphasis"><text:span text:style-name="T16">7.2.13.1. Agrupamiento geográfico.<text:line-break/></text:span></text:span><text:span text:style-name="T16">Se creó la variable </text:span><text:span text:style-name="Emphasis"><text:span text:style-name="T16">Región</text:span></text:span><text:span text:style-name="T16"> mediante el mapeo de las 24 provincias argentinas en cinco categorías geográficas: </text:span><text:span text:style-name="Emphasis"><text:span text:style-name="T16">Norte</text:span></text:span><text:span text:style-name="T16"> (nueve provincias del NOA y NEA), </text:span><text:span text:style-name="Emphasis"><text:span text:style-name="T16">Centro</text:span></text:span><text:span text:style-name="T16"> (Córdoba, Santa Fe, Entre Ríos), </text:span><text:span text:style-name="Emphasis"><text:span text:style-name="T16">Cuyo</text:span></text:span><text:span text:style-name="T16"> (Mendoza, San Juan, San Luis), </text:span><text:span text:style-name="Emphasis"><text:span text:style-name="T16">Patagonia</text:span></text:span><text:span text:style-name="T16"> (seis provincias patagónicas incluyendo La Pampa), y categorías específicas para </text:span><text:span text:style-name="Emphasis"><text:span text:style-name="T16">BsAs</text:span></text:span><text:span text:style-name="T16"> y </text:span><text:span text:style-name="Emphasis"><text:span text:style-name="T16">CABA</text:span></text:span><text:span text:style-name="T16"> dada su relevancia política particular.<text:line-break/><text:line-break/></text:span><text:span text:style-name="Strong_20_Emphasis"><text:span text:style-name="T16">7.2.13.2. Agrupamiento de escalas de autopercepción ideológica.<text:line-break/></text:span></text:span><text:span text:style-name="T16">Las tres escalas de autopercepción ideológica (</text:span><text:span text:style-name="Emphasis"><text:span text:style-name="T16">Autopercepcion_Izq_Der</text:span></text:span><text:span text:style-name="T16">, </text:span><text:span text:style-name="Emphasis"><text:span text:style-name="T16">Autopercepcion_Con_Pro</text:span></text:span><text:span text:style-name="T16">, </text:span><text:span text:style-name="Emphasis"><text:span text:style-name="T16">Autopercepcion_Per_Antiper</text:span></text:span><text:span text:style-name="T16">) se reagruparon desde escalas de 1-10 a tres categorías: </text:span><text:span text:style-name="Emphasis"><text:span text:style-name="T16">A</text:span></text:span><text:span text:style-name="T16"> (posiciones 1-3), </text:span><text:span text:style-name="Emphasis"><text:span text:style-name="T16">B</text:span></text:span><text:span text:style-name="T16"> (posiciones 4-7), y </text:span><text:span text:style-name="Emphasis"><text:span text:style-name="T16">C</text:span></text:span><text:span text:style-name="T16"> (posiciones 8-10). Esta simplificación facilitó el análisis de patrones ideológicos conservando la variabilidad sustantiva.<text:line-break/><text:line-break/></text:span><text:span text:style-name="Strong_20_Emphasis"><text:span text:style-name="T16">7.2.13.3. Categorización etaria.<text:line-break/></text:span></text:span><text:soft-page-break/><text:span text:style-name="T16">Se establecieron cinco grupos etarios mediante la variable </text:span><text:span text:style-name="Emphasis"><text:span text:style-name="T16">Edad_Agrupada</text:span></text:span><text:span text:style-name="T16">: </text:span><text:span text:style-name="Emphasis"><text:span text:style-name="T16">0_18</text:span></text:span><text:span text:style-name="T16">, </text:span><text:span text:style-name="Emphasis"><text:span text:style-name="T16">19_35</text:span></text:span><text:span text:style-name="T16">, </text:span><text:span text:style-name="Emphasis"><text:span text:style-name="T16">36_50</text:span></text:span><text:span text:style-name="T16">, </text:span><text:span text:style-name="Emphasis"><text:span text:style-name="T16">51_70</text:span></text:span><text:span text:style-name="T16">, y </text:span><text:span text:style-name="Emphasis"><text:span text:style-name="T16">71_100</text:span></text:span><text:span text:style-name="T16">, utilizando cortes conceptualmente relevantes para el análisis de comportamiento electoral.<text:line-break/><text:line-break/></text:span><text:span text:style-name="Strong_20_Emphasis"><text:span text:style-name="T16">7.2.13.4. Normalización de variables categóricas.<text:line-break/></text:span></text:span><text:span text:style-name="T16">Se implementaron mapeos específicos para estandarizar respuestas heterogéneas:</text:span></text:p>
      <text:list xml:id="list3180494850" text:style-name="L2">
        <text:list-item>
          <text:p text:style-name="P51"><text:span text:style-name="Emphasis"><text:span text:style-name="T16">Género</text:span></text:span><text:span text:style-name="T16">. Agrupamiento en </text:span><text:span text:style-name="Emphasis"><text:span text:style-name="T16">Femenino</text:span></text:span><text:span text:style-name="T16">, </text:span><text:span text:style-name="Emphasis"><text:span text:style-name="T16">Masculino</text:span></text:span><text:span text:style-name="T16"> y </text:span><text:span text:style-name="Emphasis"><text:span text:style-name="T16">Otro</text:span></text:span><text:span text:style-name="T16"> (incluyendo identidades no binarias, fluidas y trans). </text:span></text:p>
        </text:list-item>
        <text:list-item>
          <text:p text:style-name="P49"><text:span text:style-name="Emphasis"><text:span text:style-name="T16">Inmueble_Residencia</text:span></text:span><text:span text:style-name="T16">. Cinco categorías principales: </text:span><text:span text:style-name="Emphasis"><text:span text:style-name="T16">Propio</text:span></text:span><text:span text:style-name="T16"> (incluyendo hipotecados), </text:span><text:span text:style-name="Emphasis"><text:span text:style-name="T16">Alquilo</text:span></text:span><text:span text:style-name="T16">, </text:span><text:span text:style-name="Emphasis"><text:span text:style-name="T16">Familiar</text:span></text:span><text:span text:style-name="T16">, </text:span><text:span text:style-name="Emphasis"><text:span text:style-name="T16">Prestado</text:span></text:span><text:span text:style-name="T16">, </text:span><text:span text:style-name="Emphasis"><text:span text:style-name="T16">Cedido</text:span></text:span><text:span text:style-name="T16"> y </text:span><text:span text:style-name="Emphasis"><text:span text:style-name="T16">Otro</text:span></text:span><text:span text:style-name="T16">. </text:span></text:p>
        </text:list-item>
        <text:list-item>
          <text:p text:style-name="P49"><text:span text:style-name="Emphasis"><text:span text:style-name="T16">Fuente_Ingreso</text:span></text:span><text:span text:style-name="T16">. Nueve categorías: </text:span><text:span text:style-name="Emphasis"><text:span text:style-name="T16">Trabajo</text:span></text:span><text:span text:style-name="T16">, </text:span><text:span text:style-name="Emphasis"><text:span text:style-name="T16">Sustento_Familiar</text:span></text:span><text:span text:style-name="T16">, </text:span><text:span text:style-name="Emphasis"><text:span text:style-name="T16">Jubilacion</text:span></text:span><text:span text:style-name="T16">, </text:span><text:span text:style-name="Emphasis"><text:span text:style-name="T16">Emprendimiento</text:span></text:span><text:span text:style-name="T16">, </text:span><text:span text:style-name="Emphasis"><text:span text:style-name="T16">Empresa</text:span></text:span><text:span text:style-name="T16">, </text:span><text:span text:style-name="Emphasis"><text:span text:style-name="T16">Ama_De_Casa</text:span></text:span><text:span text:style-name="T16">, </text:span><text:span text:style-name="Emphasis"><text:span text:style-name="T16">Pension</text:span></text:span><text:span text:style-name="T16">, </text:span><text:span text:style-name="Emphasis"><text:span text:style-name="T16">Asistencia_Social</text:span></text:span><text:span text:style-name="T16">, </text:span><text:span text:style-name="Emphasis"><text:span text:style-name="T16">Desocupado</text:span></text:span><text:span text:style-name="T16"> y </text:span><text:span text:style-name="Emphasis"><text:span text:style-name="T16">Otro</text:span></text:span><text:span text:style-name="T16">. </text:span></text:p>
        </text:list-item>
        <text:list-item>
          <text:p text:style-name="P49"><text:span text:style-name="Emphasis"><text:span text:style-name="T16">Estrato_Social</text:span></text:span><text:span text:style-name="T16">. Estandarización a </text:span><text:span text:style-name="Emphasis"><text:span text:style-name="T16">Bajo</text:span></text:span><text:span text:style-name="T16">, </text:span><text:span text:style-name="Emphasis"><text:span text:style-name="T16">Bajo_Medio</text:span></text:span><text:span text:style-name="T16">, </text:span><text:span text:style-name="Emphasis"><text:span text:style-name="T16">Medio</text:span></text:span><text:span text:style-name="T16">, </text:span><text:span text:style-name="Emphasis"><text:span text:style-name="T16">Medio_Alto</text:span></text:span><text:span text:style-name="T16"> y </text:span><text:span text:style-name="Emphasis"><text:span text:style-name="T16">Alto</text:span></text:span><text:span text:style-name="T16">. </text:span></text:p>
        </text:list-item>
        <text:list-item>
          <text:p text:style-name="P50"><text:span text:style-name="Emphasis"><text:span text:style-name="T16">Nivel_Educativo</text:span></text:span><text:span text:style-name="T16">. Categorías </text:span><text:span text:style-name="Emphasis"><text:span text:style-name="T16">Primario</text:span></text:span><text:span text:style-name="T16">, </text:span><text:span text:style-name="Emphasis"><text:span text:style-name="T16">Secundario</text:span></text:span><text:span text:style-name="T16">, </text:span><text:span text:style-name="Emphasis"><text:span text:style-name="T16">Terciario</text:span></text:span><text:span text:style-name="T16">, </text:span><text:span text:style-name="Emphasis"><text:span text:style-name="T16">Universitario</text:span></text:span><text:span text:style-name="T16"> y </text:span><text:span text:style-name="Emphasis"><text:span text:style-name="T16">Posgrado</text:span></text:span><text:span text:style-name="T16">. </text:span></text:p>
        </text:list-item>
      </text:list>
      <text:p text:style-name="P48"><text:span text:style-name="Strong_20_Emphasis"><text:span text:style-name="T16"><text:line-break/>7.2.13.5. Variables electorales.<text:line-break/></text:span></text:span><text:span text:style-name="T16">Se normalizaron las variables de comportamiento electoral manteniendo la nomenclatura </text:span><text:span text:style-name="Emphasis"><text:span text:style-name="T16">Pascal_Snake_Case</text:span></text:span><text:span text:style-name="T16">: </text:span><text:span text:style-name="Emphasis"><text:span text:style-name="T16">Votara_2023</text:span></text:span><text:span text:style-name="T16">, </text:span><text:span text:style-name="Emphasis"><text:span text:style-name="T16">Voto_2019</text:span></text:span><text:span text:style-name="T16">, </text:span><text:span text:style-name="Emphasis"><text:span text:style-name="T16">Voto_PASO_2023</text:span></text:span><text:span text:style-name="T16">, </text:span><text:span text:style-name="Emphasis"><text:span text:style-name="T16">Candidato_PASO_2023</text:span></text:span><text:span text:style-name="T16">, </text:span><text:span text:style-name="Emphasis"><text:span text:style-name="T16">Categoria_PASO_2023</text:span></text:span><text:span text:style-name="T16"> y </text:span><text:span text:style-name="Emphasis"><text:span text:style-name="T16">Afiliacion_Politica</text:span></text:span><text:span text:style-name="T16">, estandarizando las respuestas para facilitar el análisis comparativo entre instancias electorales.<text:line-break/><text:line-break/></text:span><text:span text:style-name="Strong_20_Emphasis"><text:span text:style-name="T16">7.2.14. Eliminación de primeros ítems asociados.<text:line-break/></text:span></text:span><text:span text:style-name="T16">Se implementó un procedimiento de control metodológico para abordar un problema específico relacionado con la inversión de escalas entre las modalidades experimentales. Durante el experimento, los ítems ideológicos en su forma base utilizaron una escala de respuesta determinada, mientras que en la modalidad asociada con candidatos se invirtió la dirección de esta escala </text:span><text:span text:style-name="T21">de manera intencionada con el fin de forzar a los sujetos a prestar mayor atención</text:span><text:span text:style-name="T16">.<text:line-break/>El análisis preliminar reveló que muchos participantes no detectaron inmediatamente este cambio en la dirección de la escala, resultando en respuestas iniciales que reflejaban el patrón de respuesta de la modalidad anterior en lugar de sus verdaderas evaluaciones del contenido asociado con candidatos. Este fenómeno se manifestó como cambios de opinión extremos artificiales en los primeros ítems de la secuencia asociada, distorsionando la medición genuina del sesgo de confirmación ideológico. <text:line-break/>El procedimiento utilizó la información contenida en la variable </text:span><text:span text:style-name="Emphasis"><text:span text:style-name="T16">Primeros_IP_Items_Asociados</text:span></text:span><text:span text:style-name="T16"> para identificar sistemáticamente los tres primeros ítems que cada participante respondió en la modalidad asociada con candidatos. Estas respuestas, junto con sus tiempos de reacción correspondientes </text:span><text:span text:style-name="T21">y la respuesta respectiva del candidato opuesto (izquierda o derecha)</text:span><text:span text:style-name="T16">, fueron eliminadas del análisis </text:span><text:soft-page-break/><text:span text:style-name="T16">para evitar la contaminación de los resultados por errores de comprensión de la escala rather que por efectos ideológicos genuinos.<text:line-break/><text:line-break/></text:span><text:span text:style-name="Strong_20_Emphasis"><text:span text:style-name="T16">7.2.15. Eliminación de observaciones atípicas por categoría.<text:line-break/></text:span></text:span><text:span text:style-name="T16">Se implementó un procedimiento de filtrado para excluir participantes cuyo comportamiento electoral no se ajustaba a las categorías ideológicas principales del análisis. Este proceso eliminó observaciones que podrían introducir ruido en la medición del sesgo de confirmación debido a patrones de voto no clasificables dentro del marco teórico del estudio.<text:line-break/>El criterio de exclusión se aplicó a participantes clasificados como </text:span><text:span text:style-name="Emphasis"><text:span text:style-name="T16">'Other'</text:span></text:span><text:span text:style-name="T16"> en la variable </text:span><text:span text:style-name="Emphasis"><text:span text:style-name="T16">Categoria_PASO_2023</text:span></text:span><text:span text:style-name="T16">. Esta categoría agrupaba casos donde el voto en las PASO 2023 no correspondía a ninguna de las seis posiciones ideológicas principales establecidas (</text:span><text:span text:style-name="Emphasis"><text:span text:style-name="T16">Left_Wing</text:span></text:span><text:span text:style-name="T16">, </text:span><text:span text:style-name="Emphasis"><text:span text:style-name="T16">Progressivism</text:span></text:span><text:span text:style-name="T16">, </text:span><text:span text:style-name="Emphasis"><text:span text:style-name="T16">Centre</text:span></text:span><text:span text:style-name="T16">, </text:span><text:span text:style-name="Emphasis"><text:span text:style-name="T16">Moderate_Right_A</text:span></text:span><text:span text:style-name="T16">, </text:span><text:span text:style-name="Emphasis"><text:span text:style-name="T16">Moderate_Right_B</text:span></text:span><text:span text:style-name="T16">, </text:span><text:span text:style-name="Emphasis"><text:span text:style-name="T16">Right_Wing_Libertarian</text:span></text:span><text:span text:style-name="T16">), así como respuestas que no pudieron ser categorizadas de manera confiable.<text:line-break/>La exclusión de estos casos se justificó metodológicamente porque el diseño experimental requería que los participantes tuvieran una orientación ideológica identificable para poder evaluar cómo esta afectaba su procesamiento de información política asociada con candidatos de diferentes posiciones en el espectro ideológico. Participantes sin una categorización ideológica clara no permitían evaluar adecuadamente los mecanismos de sesgo de confirmación que constituían el foco central de la investigación.<text:line-break/><text:line-break/></text:span><text:span text:style-name="Strong_20_Emphasis"><text:span text:style-name="T16">7.2.16. Eliminación de observaciones atípicas por tiempos de respuesta.<text:line-break/></text:span></text:span><text:span text:style-name="T16">Se implementó un procedimiento de filtrado basado en tiempos de respuesta para identificar y excluir participantes con patrones de respuesta anómalos que podrían indicar falta de atención, distracciones durante el experimento, o estrategias de respuesta no representativas del procesamiento cognitivo típico.<text:line-break/>El criterio de exclusión se estableció en tres desviaciones estándar por encima de la media poblacional para los tiempos de respuesta. Este umbral estadístico conservador permite identificar casos extremos mientras preserva la variabilidad natural en los tiempos de procesamiento cognitivo entre participantes.<text:line-break/>El análisis de tiempos se aplicó de manera comprehensiva a tres categorías de variables temporales:</text:span></text:p>
      <text:list text:style-name="L3">
        <text:list-item>
          <text:p text:style-name="P52"><text:span text:style-name="Emphasis"><text:span text:style-name="T16">IP_Items_Sin_Asociar_Tiempo</text:span></text:span><text:span text:style-name="T16">. Tiempos de respuesta a los ítems ideológicos en su modalidad base, sin asociación con candidatos. </text:span></text:p>
        </text:list-item>
        <text:list-item>
          <text:p text:style-name="P52"><text:span text:style-name="Emphasis"><text:span text:style-name="T16">IP_Items_Asociados_Izq_Tiempo</text:span></text:span><text:span text:style-name="T16">. Tiempos de respuesta cuando los ítems fueron asociados con candidatos percibidos como de izquierda. </text:span></text:p>
        </text:list-item>
        <text:list-item>
          <text:p text:style-name="P53"><text:span text:style-name="Emphasis"><text:span text:style-name="T16">IP_Items_Asociados_Der_Tiempo</text:span></text:span><text:span text:style-name="T16">. Tiempos de respuesta cuando los ítems fueron asociados con candidatos percibidos como de derecha.</text:span></text:p>
        </text:list-item>
      </text:list>
      <text:p text:style-name="P48"><text:soft-page-break/><text:span text:style-name="Strong_20_Emphasis"><text:span text:style-name="T16"><text:line-break/>7.2.17. Creación de variables de cambio de opinión y cambio de tiempo </text:span></text:span><text:span text:style-name="Strong_20_Emphasis"><text:span text:style-name="T21">para ítems individuales</text:span></text:span><text:span text:style-name="Strong_20_Emphasis"><text:span text:style-name="T16">.<text:line-break/></text:span></text:span><text:span text:style-name="T16">Se implementaron dos conjuntos de variables derivadas para cuantificar los efectos del sesgo de confirmación ideológico: las variables de cambio de opinión (</text:span><text:span text:style-name="Emphasis"><text:span text:style-name="T16">CO</text:span></text:span><text:span text:style-name="T16">) y las variables de cambio de tiempo (</text:span><text:span text:style-name="Emphasis"><text:span text:style-name="T16">CT</text:span></text:span><text:span text:style-name="T16">). Estas medidas capturaron las diferencias en las respuestas y tiempos de procesamiento entre las modalidades base y asociada con candidatos para cada ítem ideológico.<text:line-break/><text:line-break/></text:span><text:span text:style-name="Strong_20_Emphasis"><text:span text:style-name="T16">7.2.17.1. Variables de cambio de opinión (</text:span></text:span><text:span text:style-name="Strong_20_Emphasis"><text:span text:style-name="Emphasis"><text:span text:style-name="T16">CO</text:span></text:span></text:span><text:span text:style-name="Strong_20_Emphasis"><text:span text:style-name="T16">).<text:line-break/></text:span></text:span><text:span text:style-name="T21">Se</text:span><text:span text:style-name="T16"> generaron variables que midieron la diferencia entre las respuestas a ítems ideológicos cuando fueron asociados con candidatos versus sus respuestas en la modalidad base. Para cada uno de los veinte ítems ideológicos (3, 4, 5, 6, 7, 8, 9, 10, 11, 16, 19, 20, 22, 23, 24, 25, 27, 28, 29, 30), se crearon dos variables:</text:span></text:p>
      <text:list text:style-name="L4">
        <text:list-item>
          <text:p text:style-name="P54"><text:span text:style-name="Emphasis"><text:span text:style-name="T16">CO_Item_X_Izq</text:span></text:span><text:span text:style-name="T16">. Diferencia entre la respuesta al ítem asociado con candidatos percibidos como de izquierda y la respuesta base (</text:span><text:span text:style-name="Emphasis"><text:span text:style-name="T16">IP_Item_X_Izq_Respuesta - IP_Item_X_Respuesta</text:span></text:span><text:span text:style-name="T16">). </text:span></text:p>
        </text:list-item>
        <text:list-item>
          <text:p text:style-name="P55"><text:span text:style-name="Emphasis"><text:span text:style-name="T16">CO_Item_X_Der</text:span></text:span><text:span text:style-name="T16">. Diferencia entre la respuesta al ítem asociado con candidatos percibidos como de derecha y la respuesta base (</text:span><text:span text:style-name="Emphasis"><text:span text:style-name="T16">IP_Item_X_Der_Respuesta - IP_Item_X_Respuesta</text:span></text:span><text:span text:style-name="T16">). </text:span></text:p>
        </text:list-item>
      </text:list>
      <text:p text:style-name="P48"><text:span text:style-name="T21">V</text:span><text:span text:style-name="T16">alores positivos indicaron mayor acuerdo cuando el ítem fue asociado con candidatos, y valores negativos indicaron menor acuerdo cuando fue asociado con candidatos.<text:line-break/><text:line-break/></text:span><text:span text:style-name="Strong_20_Emphasis"><text:span text:style-name="T16">7.2.17.2. Variables de cambio de tiempo (</text:span></text:span><text:span text:style-name="Strong_20_Emphasis"><text:span text:style-name="Emphasis"><text:span text:style-name="T16">CT</text:span></text:span></text:span><text:span text:style-name="Strong_20_Emphasis"><text:span text:style-name="T16">).<text:line-break/></text:span></text:span><text:span text:style-name="T21">Se generaron</text:span><text:span text:style-name="T16"> variables análogas para los tiempos de respuesta, midiendo las diferencias en la velocidad de procesamiento cognitivo entre modalidades. Para cada ítem se crearon:</text:span></text:p>
      <text:list text:style-name="L5">
        <text:list-item>
          <text:p text:style-name="P56"><text:span text:style-name="Emphasis"><text:span text:style-name="T16">CT_Item_X_Izq</text:span></text:span><text:span text:style-name="T16">. Diferencia entre el tiempo de respuesta al ítem asociado con candidatos de izquierda y el tiempo base (</text:span><text:span text:style-name="Emphasis"><text:span text:style-name="T16">IP_Item_X_Izq_Tiempo - IP_Item_X_Tiempo</text:span></text:span><text:span text:style-name="T16">). </text:span></text:p>
        </text:list-item>
        <text:list-item>
          <text:p text:style-name="P57"><text:span text:style-name="Emphasis"><text:span text:style-name="T16">CT_Item_X_Der</text:span></text:span><text:span text:style-name="T16">. Diferencia entre el tiempo de respuesta al ítem asociado con candidatos de derecha y el tiempo base (</text:span><text:span text:style-name="Emphasis"><text:span text:style-name="T16">IP_Item_X_Der_Tiempo - IP_Item_X_Tiempo</text:span></text:span><text:span text:style-name="T16">). </text:span></text:p>
        </text:list-item>
      </text:list>
      <text:p text:style-name="P61"><text:span text:style-name="T21">V</text:span><text:span text:style-name="T16">alores negativos indican respuestas más rápidas (mayor fluidez) y valores positivos indican mayor tiempo de deliberación.<text:line-break/><text:line-break/></text:span><text:span text:style-name="Strong_20_Emphasis"><text:span text:style-name="T16">7.2.18. Creación de índices </text:span></text:span><text:span text:style-name="Strong_20_Emphasis"><text:span text:style-name="T21">promedio</text:span></text:span><text:span text:style-name="Strong_20_Emphasis"><text:span text:style-name="T16"> de cambio de opinión y cambio de tiempo.<text:line-break/></text:span></text:span><text:span text:style-name="T16">Se desarrollaron medidas agregadas para cuantificar </text:span><text:span text:style-name="T21">el cambio de valoración </text:span><text:span text:style-name="T16">a nivel de participante, promediando las variables individuales de cambio de opinión y </text:span><text:soft-page-break/><text:span text:style-name="T16">cambio de tiempo según el tipo de contenido ideológico y la dirección de asociación con candidatos.<text:line-break/><text:line-break/></text:span><text:span text:style-name="Strong_20_Emphasis"><text:span text:style-name="T16">7.2.18.1. Índices </text:span></text:span><text:span text:style-name="Strong_20_Emphasis"><text:span text:style-name="T21">promedio </text:span></text:span><text:span text:style-name="Strong_20_Emphasis"><text:span text:style-name="T16">de cambio de opinión.<text:line-break/></text:span></text:span><text:span text:style-name="T16">Se crearon seis variables que capturaron diferentes dimensiones del </text:span><text:span text:style-name="T21">cambio de opinión</text:span><text:span text:style-name="T16"> en las evaluaciones de contenido político:</text:span></text:p>
      <text:list text:style-name="L6">
        <text:list-item>
          <text:p text:style-name="P59"><text:span text:style-name="Emphasis"><text:span text:style-name="T16">CO_Pro</text:span></text:span><text:span text:style-name="T16">. Promedio de todos los cambios de opinión en ítems progresistas, independientemente de la asociación con candidatos. </text:span></text:p>
        </text:list-item>
        <text:list-item>
          <text:p text:style-name="P59"><text:span text:style-name="Emphasis"><text:span text:style-name="T16">CO_Pro_Izq</text:span></text:span><text:span text:style-name="T16">. Promedio de cambios de opinión en ítems progresistas cuando fueron asociados con candidatos percibidos como de izquierda. </text:span></text:p>
        </text:list-item>
        <text:list-item>
          <text:p text:style-name="P59"><text:span text:style-name="Emphasis"><text:span text:style-name="T16">CO_Pro_Der</text:span></text:span><text:span text:style-name="T16">. Promedio de cambios de opinión en ítems progresistas cuando fueron asociados con candidatos percibidos como de derecha. </text:span></text:p>
        </text:list-item>
        <text:list-item>
          <text:p text:style-name="P59"><text:span text:style-name="Emphasis"><text:span text:style-name="T16">CO_Con</text:span></text:span><text:span text:style-name="T16">. Promedio de todos los cambios de opinión en ítems conservadores. </text:span></text:p>
        </text:list-item>
        <text:list-item>
          <text:p text:style-name="P59"><text:span text:style-name="Emphasis"><text:span text:style-name="T16">CO_Con_Izq</text:span></text:span><text:span text:style-name="T16">. Promedio de cambios de opinión en ítems conservadores asociados con candidatos de izquierda. </text:span></text:p>
        </text:list-item>
        <text:list-item>
          <text:p text:style-name="P60"><text:span text:style-name="Emphasis"><text:span text:style-name="T16">CO_Con_Der</text:span></text:span><text:span text:style-name="T16">. Promedio de cambios de opinión en ítems conservadores asociados con candidatos de derecha. </text:span></text:p>
        </text:list-item>
      </text:list>
      <text:p text:style-name="P58"><text:span text:style-name="Strong_20_Emphasis"><text:span text:style-name="T16"><text:line-break/>7.2.18.2. Índices agregados de cambio de tiempo.<text:line-break/></text:span></text:span><text:span text:style-name="T16">Se generaron variables análogas para los tiempos de respuesta (</text:span><text:span text:style-name="Emphasis"><text:span text:style-name="T16">CT_Pro</text:span></text:span><text:span text:style-name="T16">, </text:span><text:span text:style-name="Emphasis"><text:span text:style-name="T16">CT_Pro_Izq</text:span></text:span><text:span text:style-name="T16">, </text:span><text:span text:style-name="Emphasis"><text:span text:style-name="T16">CT_Pro_Der</text:span></text:span><text:span text:style-name="T16">, </text:span><text:span text:style-name="Emphasis"><text:span text:style-name="T16">CT_Con</text:span></text:span><text:span text:style-name="T16">, </text:span><text:span text:style-name="Emphasis"><text:span text:style-name="T16">CT_Con_Izq</text:span></text:span><text:span text:style-name="T16">, </text:span><text:span text:style-name="Emphasis"><text:span text:style-name="T16">CT_Con_Der</text:span></text:span><text:span text:style-name="T16">), que midieron los efectos de la congruencia ideológica sobre la fluidez del procesamiento cognitivo.</text:span><text:span text:style-name="Strong_20_Emphasis"><text:span text:style-name="T16"><text:line-break/><text:line-break/>7.3. Visualización exploratoria de datos.<text:line-break/><text:line-break/>7.3.1. Generación de boxplots por categorías ideológicas.<text:line-break/></text:span></text:span><text:span text:style-name="T16">Se implementó un sistema integral de visualización exploratoria mediante boxplots para examinar la distribución de las variables experimentales clave según las categorías ideológicas de los participantes. Esta aproximación visual permitió identificar patrones iniciales en las respuestas y evaluar la variabilidad de los datos antes de proceder con análisis estadísticos más complejos. Cada boxplot segmentó a los participantes según su </text:span><text:span text:style-name="Emphasis"><text:span text:style-name="T16">Categoria_PASO_2023</text:span></text:span><text:span text:style-name="T16">, excluyendo categorías residuales (</text:span><text:span text:style-name="Emphasis"><text:span text:style-name="T16">No apply</text:span></text:span><text:span text:style-name="T16">, </text:span><text:span text:style-name="Emphasis"><text:span text:style-name="T16">No response</text:span></text:span><text:span text:style-name="T16">, </text:span><text:span text:style-name="Emphasis"><text:span text:style-name="T16">Other</text:span></text:span><text:span text:style-name="T16">) para enfocar el análisis en posicionamientos ideológicos claramente definidos. <text:line-break/>Los boxplots se organizaron en cinco dimensiones analíticas principales que capturaron diferentes aspectos del experimento de sesgo de confirmación:<text:line-break/><text:line-break/></text:span><text:span text:style-name="Strong_20_Emphasis"><text:span text:style-name="T16">7.3.1.1. Respuestas base a ítems ideológicos.<text:line-break/></text:span></text:span><text:span text:style-name="T16">Se generaron visualizaciones de las respuestas iniciales a los veinte ítems ideológicos (</text:span><text:span text:style-name="Emphasis"><text:span text:style-name="T16">IP_Respuesta</text:span></text:span><text:span text:style-name="T16">) sin asociación con candidatos específicos.<text:line-break/><text:line-break/></text:span><text:soft-page-break/><text:span text:style-name="Strong_20_Emphasis"><text:span text:style-name="T16">7.3.1.2. Cambios de opinión asociados con candidatos de izquierda.<text:line-break/></text:span></text:span><text:span text:style-name="T16">Se visualizaron las modificaciones en las valoraciones de ítems cuando fueron asociados con candidatos percibidos como de izquierda (</text:span><text:span text:style-name="Emphasis"><text:span text:style-name="T16">CO_Pro_Izq</text:span></text:span><text:span text:style-name="T16"> y </text:span><text:span text:style-name="Emphasis"><text:span text:style-name="T16">CO_Con_Izq</text:span></text:span><text:span text:style-name="T16">). <text:line-break/><text:line-break/></text:span><text:span text:style-name="Strong_20_Emphasis"><text:span text:style-name="T16">7.3.1.3. Cambios de opinión asociados con candidatos de derecha.<text:line-break/></text:span></text:span><text:span text:style-name="T16">Se crearon boxplots complementarios para los cambios de opinión cuando los ítems fueron asociados con candidatos percibidos como de derecha (</text:span><text:span text:style-name="Emphasis"><text:span text:style-name="T16">CO_Pro_Der</text:span></text:span><text:span text:style-name="T16"> y </text:span><text:span text:style-name="Emphasis"><text:span text:style-name="T16">CO_Con_Der</text:span></text:span><text:span text:style-name="T16">). <text:line-break/><text:line-break/></text:span><text:span text:style-name="Strong_20_Emphasis"><text:span text:style-name="T16">7.3.1.4. Cambios en tiempos de respuesta con candidatos de izquierda.<text:line-break/></text:span></text:span><text:span text:style-name="T16">Se analizaron las modificaciones en la fluidez cognitiva cuando los ítems fueron asociados con candidatos de izquierda (</text:span><text:span text:style-name="Emphasis"><text:span text:style-name="T16">CT_Pro_Izq</text:span></text:span><text:span text:style-name="T16"> y </text:span><text:span text:style-name="Emphasis"><text:span text:style-name="T16">CT_Con_Izq</text:span></text:span><text:span text:style-name="T16">). <text:line-break/><text:line-break/></text:span><text:span text:style-name="Strong_20_Emphasis"><text:span text:style-name="T16">7.3.1.5. Cambios en tiempos de respuesta con candidatos de derecha.<text:line-break/></text:span></text:span><text:span text:style-name="T16">Se completó el análisis temporal con visualizaciones de los cambios en tiempos de respuesta para ítems asociados con candidatos de derecha (</text:span><text:span text:style-name="Emphasis"><text:span text:style-name="T16">CT_Pro_Der</text:span></text:span><text:span text:style-name="T16"> y </text:span><text:span text:style-name="Emphasis"><text:span text:style-name="T16">CT_Con_Der</text:span></text:span><text:span text:style-name="T16">). </text:span></text:p>
      <text:p text:style-name="P45"/>
      <text:p text:style-name="Text_20_body"/>
      <text:p text:style-name="Text_20_body"/>
      <text:p text:style-name="Text_20_body"/>
      <text:p text:style-name="Text_20_body"/>
      <text:p text:style-name="Text_20_body"/>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6T14:49:36.430000000</meta:creation-date>
    <dc:date>2025-06-16T16:34:45.002000000</dc:date>
    <meta:editing-duration>PT1H45M4S</meta:editing-duration>
    <meta:editing-cycles>14</meta:editing-cycles>
    <meta:generator>LibreOffice/7.4.1.2$Windows_X86_64 LibreOffice_project/3c58a8f3a960df8bc8fd77b461821e42c061c5f0</meta:generator>
    <meta:document-statistic meta:table-count="0" meta:image-count="0" meta:object-count="0" meta:page-count="15" meta:paragraph-count="160" meta:word-count="4886" meta:character-count="35975" meta:non-whitespace-character-count="31251"/>
  </office:meta>
</office:document-meta>
</file>